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LA2G4A,PTGS2,PDC,C1orf27,TPR,PRG4,HMCN1,IVNS1ABP,SWT1,TRMT1L,RNF2,FAM129A,EDEM3,C1orf21,TSEN15,GLT25D2,RGL1,APOBEC4,ARPC5,NCF2,SMG7,NMNAT2,LAMC2,LAMC1,SHCBP1L,DHX9,NPL,RGS8,RGS16,RNASEL,TEDDM1,GLUL,ZNF648,CACNA1E,IER5,MR1,STX6,AL162431.1,KIAA1614,XPR1,ACBD6,LHX4,QSOX1,CEP350,TOR1AIP1,AL359853.3,TOR1AIP2,FAM163A,TDRD5,NPHS2,AXDND1,SOAT1,ABL2,TOR3A,FAM20B,RALGPS2,ANGPTL1,C1orf220,AL513013.1,C1orf49,RASAL2,AL359075.1,FAM5B,ASTN1,PAPPA2,RFWD2,TNR,TNN,MRPS14,CACYBP,RABGAP1L,GPR52,RC3H1,SERPINC1,ZBTB37,DARS2,CENPL,KLHL20,BX248409.1,ANKRD45,SLC9A11,PRDX6,TNFSF4,TNFSF18,FASLG,C1orf9,C1orf105,PIGC,DNM3,METTL13,VAMP4,MYOC,PRRC2C,FMO4,FMO1,FMO2,FMO6P,FMO3,C1orf129,PRRX1,GORAB,METTL11B,KIFAP3,SCYL3,C1orf112,METTL18,SELE,SELL,SELP,F5,SLC19A2,C1orf114,BLZF1,NME7,ATP1B1,DPT,XCL1,XCL2,TBX19,ANKRD36BP1,SFT2D2,TIPRL,GPR161,AL033532.1,DCAF6,BRP44,ADCY10,MPZL1,RCSD1,CREG1,CD247,POU2F1,DUSP27,GPA33,MAEL,ILDR2,TADA1,POGK,FAM78B,UCK2,TMCO1,ALDH9A1,MGST3,LRRC52,RXRG,LMX1A,PBX1,NUF2,RGS5,RGS4,C1orf110,HSD17B7,DDR2,UAP1,UHMK1,SH2D1B,C1orf226,C1orf111,RP11-565P22.6,NOS1AP,OLFML2B,ATF6,DUSP12,FCRLB,FCRLA,FCGR2B,FCGR3B,FCGR2C,FCGR3A,HSPA6,FCGR2A,C1orf192,SDHC,PCP4L1,NR1I3,TOMM40L,APOA2,FCER1G,NDUFS2,ADAMTS4,B4GALT3,PPOX,USP21,UFC1,DEDD,NIT1,PFDN2,KLHDC9,PVRL4,ARHGAP30,USF1,TSTD1,F11R,ITLN2,ITLN1,CD244,LY9,SLAMF7,CD48,SLAMF1,CD84,SLAMF6,VANGL2,NHLH1,NCSTN,COPA,PEX19,RP11-574F21.3,DCAF8,PEA15,CASQ1,ATP1A4,ATP1A2,IGSF8,KCNJ9,KCNJ10,PIGM,SLAMF9,IGSF9,TAGLN2,CCDC19,VSIG8,C1orf204,SLAMF8,FCRL6,DUSP23,CRP,APCS,OR10J5,OR10J1,OR10J3,FCER1A,DARC,CADM3,AIM2,IFI16,PYHIN1,MNDA,OR6N2,OR6N1,OR6K6,OR6K3,OR6K2,SPTA1,OR10Z1,OR10X1,OR6P1,OR6Y1,OR10R2,OR10K1,OR10K2,OR10T2,CD1E,CD1B,CD1C,CD1A,CD1D,KIRREL,CD5L,FCRL1,FCRL2,FCRL3,FCRL4,FCRL5,ETV3,ETV3L,ARHGEF11,LRRC71,PEAR1,NTRK1,INSRR,SH2D2A,PRCC,HDGF,MRPL24,RRNAD1,ISG20L2,CRABP2,NES,BCAN,HAPLN2,GPATCH4,APOA1BP,TTC24,IQGAP3,MEF2D,C1orf61,RHBG,C1orf182,CCT3,C1orf85,TMEM79,SMG5,PAQR6,BGLAP,PMF1,SLC25A44,SEMA4A,LMNA,MEX3A,RAB25,LAMTOR2,UBQLN4,SSR2,ARHGEF2,RXFP4,KIAA0907,RIT1,SYT11,GON4L,DAP3,YY1AP1,MSTO1,ASH1L,RUSC1,FDPS,PKLR,HCN3,CLK2,SCAMP3,FAM189B,GBA,GBAP1,MTX1,THBS3,MUC1,TRIM46,KRTCAP2,DPM3,SLC50A1,EFNA1,EFNA3,EFNA4,RP11-540D14.8,ADAM15,DCST1,DCST2,ZBTB7B,LENEP,FLAD1,CKS1B,SHC1,PYGO2,PBXIP1,PMVK,KCNN3,ADAR,CHRNB2,UBE2Q1,TDRD10,SHE,IL6R,ATP8B2,AQP10,HAX1,UBAP2L,C1orf43,C1orf189,TPM3,NUP210L,RPS27,RAB13,JTB,CREB3L4,SLC39A1,CRTC2,DENND4B,GATAD2B,SLC27A3,INTS3,NPR1,ILF2,SNAPIN,CHTOP,S100A1,S100A13,S100A14,S100A16,S100A2,S100A3,S100A4,S100A5,S100A6,S100A7,S100A7L2,S100A7A,S100A8,S100A12,S100A9,PGLYRP4,PGLYRP3,LOR,PRR9,LELP1,SPRR2G,SPRR2F,SPRR2E,SPRR2B,SPRR2A,SPRR2D,SPRR1B,SPRR3,SPRR1A,SPRR4,IVL,SMCP,LCE6A,LCE1A,LCE1B,LCE1C,LCE1D,LCE1E,LCE1F,KPRP,C1orf68,LCE4A,LCE2A,LCE2B,LCE2C,LCE2D,LCE3A,LCE3B,LCE3C,LCE3D,LCE3E,CRCT1,LCE5A,CRNN,FLG2,HRNR,RPTN,TCHH,TCHHL1,S100A11,S100A10,THEM4,THEM5,C2CD4D,RORC,LINGO4,TDRKH,OAZ3,MRPL9,RIIAD1,AL589765.1,CELF3,SNX27,TUFT1,CGN,POGZ,PSMB4,SELENBP1,RFX5,PI4KB,ZNF687,RP11-126K1.2,PSMD4,PIP5K1A,VPS72,TMOD4,SCNM1,LYSMD1,TNFAIP8L2,SEMA6C,GABPB2,MLLT11,CDC42SE1,C1orf56,BNIPL,PRUNE,FAM63A,ANXA9,CERS2,SETDB1,ARNT,CTSK,CTSS,HORMAD1,GOLPH3L,ENSA,MCL1,C1orf138,ADAMTSL4,AL356356.1,ECM1,TARS2,RPRD2,PRPF3,AL138795.1,MRPS21,C1orf51,C1orf54,APH1A,CA14,ANP32E,PLEKHO1,VPS45,OTUD7B,MTMR11,SF3B4,SV2A,BOLA1,HIST2H2AB,HIST2H2AC,HIST2H2BE,HIST2H4B,HIST2H3A,HIST2H2AA4,HIST2H2AA3,HIST2H3C,HIST2H4A,HIST2H3D,HIST2H2BF,FCGR1A,AL358813.2,PPIAL4C,FAM72C,HIST2H3PS2,NBPF16,NBPF15,NBPF20,PPIAL4D,NBPF14,PPIAL4A,NBPF24,GPR89B,GJA8,GJA5,ACP6,BCL9,CHD1L,FMO5,PRKAB2,NBPF12,WI2-3658N16.1,NBPF11,GPR89C,GPR89A,PDZK1,CD160,RNF115,POLR3C,NUDT17,PIAS3,ANKRD35,ITGA10,PEX11B,GNRHR2,RBM8A,LIX1L,ANKRD34A,POLR3GL,TXNIP,HFE2,NBPF10,NOTCH2NL,PDE4DIP,NBPF9,PPIAL4B,AL592284.1,RP3-377D14.1,FAM72D,PPIAL4G,FCGR1B,FAM72B,ADAM30,REG4,HMGCS2,PHGDH,ZNF697,HSD3B1,HSD3B2,HAO2,WARS2,TBX15,SPAG17,WDR3,GDAP2,FAM46C,MAN1A2,VTCN1,TRIM45,TTF2,CD101,PTGFRN,C1orf137,IGSF3,CD58,ATP1A1OS,MAB21L3,SLC22A15,NHLH2,CASQ2,VANGL1,NGF,TSPAN2,TSHB,SYCP1,SIKE1,CSDE1,NRAS,AMPD1,DENND2C,BCAS2,TRIM33,SYT6,OLFML3,HIPK1,DCLRE1B,AP4B1,BCL2L15,PTPN22,RSBN1,PHTF1,MAGI3,LRIG2,SLC16A1,FAM19A3,PPM1J,RHOC,MOV10,CAPZA1,ST7L,WNT2B,CTTNBP2NL,KCND3,DDX20,C1orf183,RAP1A,ADORA3,C1orf162,ATP5F1,WDR77,OVGP1,C1orf88,CHIA,CHI3L2,DENND2D,CEPT1,DRAM2,LRIF1,CD53,KCNA3,KCNA2,KCNA10,PROK1,HBXIP,SLC16A4,RBM15,KCNC4,SLC6A17,UBL4B,ALX3,FAM40A,AHCYL1,CSF1,EPS8L3,GSTM3,GSTM5,GSTM1,GSTM2,GSTM4,AMPD2,GNAT2,GNAI3,GPR61,AMIGO1,CYB561D1,ATXN7L2,SYPL2,PSMA5,SORT1,MYBPHL,PSRC1,CELSR2,SARS,KIAA1324,C1orf194,TMEM167B,TAF13,WDR47,CLCC1,GPSM2,AKNAD1,STXBP3,FNDC7,PRPF38B,HENMT1,FAM102B,NBPF6,NBPF4,SLC25A24,VAV3,NTNG1,PRMT6,AMY1C,AMY1B,AMY1A,AMY2A,AMY2B,RNPC3,COL11A1,OLFM3,S1PR1,DPH5,SLC30A7,EXTL2,VCAM1,GPR88,CDC14A,RTCD1,DBT,LRRC39,CCDC76,SASS6,HIAT1,SLC35A3,FRRS1,PALMD,RP4-788L13.1,AL161744.1,SNX7,DPYD,PTBP2,RWDD3,TMEM56,ALG14,SLC44A3,ABCD3,ARHGAP29,ABCA4,GCLM,DNTTIP2,BCAR3,FNBP1L,DR1,CCDC18,TMED5,MTF2,FAM69A,RPL5,EVI5,GFI1,RPAP2,GLMN,C1orf146,KIAA1107,BTBD8,EPHX4,BRDT,TGFBR3,HFM1,ZNF644,BARHL2,ZNF326,LRRC8D,LRRC8C,LRRC8B,GBP6,GBP5,GBP4,GBP7,GBP2,GBP1,GBP3,RBMXL1,CCBL2,GTF2B,PKN2,LMO4,HS2ST1,RP4-604K5.1,SH3GLB1,CLCA4,CLCA1,CLCA2,ODF2L,COL24A1,ZNHIT6,CYR61,DDAH1,BCL10,C1orf52,SYDE2,WDR63,MCOLN3,MCOLN2,LPAR3,SSX2IP,C1orf180,CTBS,GNG5,RPF1,DNASE2B,SAMD13,PRKACB,TTLL7,LPHN2,ELTD1,IFI44,IFI44L,GIPC2,DNAJB4,FUBP1,NEXN,FAM73A,USP33,ZZZ3,AK5,PIGK,ST6GALNAC5,ST6GALNAC3,ASB17,MSH4,RABGGTB,ACADM,SLC44A5,LHX8,TYW3,CRYZ,C1orf173,LRRC53,AC093158.1,TNNI3K,RP11-653A5.2,LRRIQ3,NEGR1,ZRANB2,PTGER3,CTH,HHLA3,ANKRD13C,AL353771.1,SRSF11,LRRC40,DEPDC1,RPE65,WLS,DIRAS3,GNG12,GADD45A,SERBP1,IL12RB2,IL23R,C1orf141,SLC35D1,MIER1,WDR78,INSL5,TCTEX1D1,SGIP1,AL139147.1,PDE4B,LEPR,LEPROT,DNAJC6,AK4,JAK1,RAVER2,CACHD1,UBE2U,ROR1,PGM1,DLEU2L,EFCAB7,ITGB3BP,ALG6,FOXD3,ATG4C,ANGPTL3,DOCK7,KANK4,L1TD1,INADL,TM2D1,NFIA,C1orf87,CYP2J2,HOOK1,FGGY,JUN,MYSM1,TACSTD2,OMA1,DAB1,C8A,C1orf168,PRKAA2,PPAP2B,USP24,PCSK9,BSND,TMEM61,DHCR24,C1orf177,TTC22,PARS2,TTC4,HEATR8,FAM151A,ACOT11,SSBP3,C1orf191,MRPL37,CYB5RL,AL357673.1,CDCP2,AL161915.1,TCEANC2,TMEM59,LDLRAD1,LRRC42,HSPB11,DIO1,YIPF1,TMEM48,GLIS1,DMRTB1,LRP8,MAGOH,C1orf123,CPT2,SLC1A7,PODN,SCP2,ECHDC2,ZYG11A,ZYG11B,SELRC1,FAM159A,GPX7,ZCCHC11,PRPF38A,ORC1,CC2D1B,ZFYVE9,BTF3L4,RP11-91A18.5,KTI12,TXNDC12,RAB3B,NRD1,OSBPL9,EPS15,TTC39A,C1orf185,CDKN2C,FAF1,DMRTA2,ELAVL4,AL645730.2,AGBL4,BEND5,SPATA6,SLC5A9,FOXD2,FOXE3,CMPK1,STIL,TAL1,PDZK1IP1,CYP4A22,CYP4Z1,CYP4X1,CYP4A11,CYP4B1,KIAA0494,ATPAF1,MOBKL2C,MKNK1,KNCN,DMBX1,FAAH,NSUN4,UQCRH,LRRC41,RAD54L,C1orf190,POMGNT1,TSPAN1,PIK3R3,MAST2,IPP,TMEM69,GPBP1L1,CCDC17,NASP,AKR1A1,PRDX1,MMACHC,CCDC163P,TESK2,TOE1,MUTYH,HPDL,ZSWIM5,UROD,HECTD3,EIF2B3,PTCH2,BTBD19,TCTEX1D4,PLK3,BEST4,RPS8,KIF2C,C1orf228,TMEM53,RNF220,ERI3,DMAP1,KLF17,SLC6A9,CCDC24,B4GALT2,ATP6V0B,DPH2,IPO13,ARTN,ST3GAL3,KDM4A,PTPRF,HYI,SZT2,AL139289.1,MED8,ELOVL1,CDC20,MPL,TIE1,C1orf210,TMEM125,WDR65,EBNA1BP2,FAM183A,SLC2A1,ZNF691,ERMAP,CCDC23,C1orf50,LEPRE1,CLDN19,YBX1,PPIH,CCDC30,PPCS,ZMYND12,RIMKLA,FOXJ3,GUCA2A,GUCA2B,HIVEP3,EDN2,FOXO6,SCMH1,SLFNL1,CTPS,CITED4,KCNQ4,NFYC,RIMS3,ZNF684,DEM1,ZNF642,ZNF643,SMAP2,COL9A2,ZMPSTE24,TMCO2,RLF,PPT1,CAP1,MFSD2A,MYCL1,TRIT1,OXCT2,BMP8B,PPIE,HPCAL4,NT5C1A,HEYL,PABPC4,BMP8A,MACF1,RP4-562N20.1,NDUFS5,AKIRIN1,RHBDL2,GJA9,MYCBP,RRAGC,POU3F1,UTP11L,FHL3,SF3A3,INPP5B,MTF1,AL929472.1,C1orf122,YRDC,MANEAL,EPHA10,CDCA8,C1orf109,RSPO1,GNL2,DNALI1,SNIP1,MEAF6,ZC3H12A,GRIK3,CSF3R,MRPS15,OSCP1,LSM10,STK40,AL591845.1,FAM176B,SH3D21,THRAP3,MAP7D1,TRAPPC3,COL8A2,ADPRHL2,TEKT2,EIF2C3,EIF2C1,EIF2C4,CLSPN,C1orf216,PSMB2,TFAP2E,NCDN,KIAA0319L,ZMYM4,SFPQ,ZMYM1,ZMYM6,ZMYM6NB,DLGAP3,C1orf212,GJA4,GJB3,GJB4,GJB5,C1orf94,HMGB4,CSMD2,ZSCAN20,PHC2,ZNF362,TRIM62,AK2,RNF19B,TMEM54,FNDC5,S100PBP,YARS,KIAA1522,SYNC,RBBP4,ZBTB8OS,ZBTB8A,ZBTB8B,BSDC1,TSSK3,MARCKSL1,HDAC1,LCK,FAM167B,EIF3I,TMEM234,DCDC2B,IQCC,CCDC28B,TXLNA,KPNA6,TMEM39B,KHDRBS1,PTP4A2,AL136115.1,SPOCD1,BAI2,COL16A1,PEF1,HCRTR1,TINAGL1,SERINC2,FABP3,ZCCHC17,SNRNP40,NKAIN1,PUM1,SDC3,LAPTM5,MATN1,PTPRU,MECR,SRSF4,TMEM200B,EPB41,OPRD1,YTHDF2,GMEB1,TAF12,RAB42,TRNAU1AP,RCC1,PHACTR4,MED18,SESN2,ATPIF1,DNAJC8,AL353354.1,PTAFR,EYA3,XKR8,SMPDL3B,RPA2,C1orf38,PPP1R8,STX12,FAM76A,IFI6,FGR,AHDC1,WASF2,GPR3,CD164L2,FCN3,MAP3K6,SYTL1,TMEM222,WDTC1,FAM46B,TRNP1,C1orf172,NUDC,NR0B2,GPATCH3,GPN2,SFN,ZDHHC18,PIGV,ARID1A,RPS6KA1,HMGN2,DHDDS,LIN28A,ZNF683,AIM1L,CD52,UBXN11,SH3BGRL3,CEP85,CATSPER4,CNKSR1,ZNF593,GRRP1,PDIK1L,TRIM63,SLC30A2,EXTL1,PAFAH2,STMN1,PAQR7,C1orf135,FAM54B,AL020996.1,SEPN1,MAN1C1,LDLRAP1,TMEM57,RHCE,TMEM50A,RHD,C1orf63,SYF2,RUNX3,CLIC4,SRRM1,C1orf130,RCAN3,NIPAL3,C1orf201,GRHL3,IL28RA,IL22RA1,MYOM3,SRSF10,PNRC2,CNR2,FUCA1,HMGCL,GALE,LYPLA2,PITHD1,TCEB3,RPL11,MDS2,ID3,E2F2,ASAP3,TCEA3,C1orf213,ZNF436,HNRNPR,HTR1D,LUZP1,KDM1A,LACTBL1,EPHB2,C1QB,C1QC,C1QA,EPHA8,ZBTB40,WNT4,CELA3A,CELA3B,HSPG2,LDLRAD2,USP48,RAP1GAP,ALPL,NBPF3,ECE1,EIF4G3,HP1BP3,SH2D5,KIF17,DDOST,PINK1,CDA,FAM43B,MUL1,CAMK2N1,VWA5B1,UBXN10,PLA2G2C,PLA2G2F,PLA2G2D,PLA2G5,PLA2G2A,PLA2G2E,OTUD3,RNF186,TMCO4,HTR6,NBL1,C1orf151,CAPZB,PQLC2,AKR7A2,AKR7A3,AKR7L,MRTO4,KIAA0090,UBR4,IFFO2,ALDH4A1,TAS1R2,PAX7,KLHDC7A,IGSF21,ACTL8,ARHGEF10L,RCC2,PADI4,PADI3,PADI1,PADI2,SDHB,ATP13A2,MFAP2,CROCC,BX284668.1,MST1P9,AL137798.1,AL355149.1,NECAP2,SPATA21,C1orf144,FBXO42,RSG1,C1orf134,ANO7L1,ARHGEF19,EPHA2,FAM131C,CLCNKB,CLCNKA,HSPB7,C1orf64,ZBTB17,SPEN,FBLIM1,TMEM82,SLC25A34,PLEKHM2,RSC1A1,DDI2,AGMAT,DNAJC16,CASP9,CELA2B,CELA2A,CTRC,EFHD2,FHAD1,C1orf195,TMEM51,KAZN,C1orf196,PRDM2,PDPN,LRRC38,PRAMEF20,PRAMEF17,PRAMEF19,PRAMEF14,PRAMEF15,PRAMEF21,PRAMEF16,PRAMEF18,PRAMEF13,PRAMEF9,PRAMEF8,PRAMEF5,PRAMEF3,WI2-2994D6.2,PRAMEF6,WI2-3308P17.2,PRAMEF22,PRAMEF7,PRAMEF10,PRAMEF4,HNRNPCL1,PRAMEF11,PRAMEF12,C1orf158,AADACL3,AADACL4,DHRS3,VPS13D,TNFRSF1B,TNFRSF8,MIIP,MFN2,PLOD1,KIAA2013,NPPB,NPPA,CLCN6,MTHFR,C1orf167,AGTRAP,C1orf187,MAD2L2,FBXO6,FBXO44,FBXO2,PTCHD2,UBIAD1,ANGPTL7,EXOSC10,SRM,MASP2,TARDBP,C1orf127,CASZ1,PEX14,DFFA,CORT,APITD1,APITD1-CORT,PGD,KIF1B,UBE4B,RBP7,NMNAT1,LZIC,CTNNBIP1,CLSTN1,PIK3CD,C1orf200,TMEM201,SLC25A33,SPSB1,H6PD,GPR157,SLC2A5,SLC2A7,CA6,ENO1,RERE,SLC45A1,ERRFI1,PARK7,TNFRSF9,UTS2,PER3,VAMP3,CAMTA1,DNAJC11,THAP3,PHF13,KLHL21,ZBTB48,TAS1R1,NOL9,PLEKHG5,TNFRSF25,ESPN,HES2,ACOT7,GPR153,HES3,ICMT,RNF207,RPL22,CHD5,KCNAB2,NPHP4,AJAP1,C1orf174,DFFB,CEP104,LRRC47,CCDC27,TP73,WRAP73,TPRG1L,MEGF6,ARHGEF16,PRDM16,ACTRT2,TTC34,MMEL1,C1orf93,TNFRSF14,HES5,PANK4,PLCH2,PEX10,RER1,MORN1,SKI,AL590822.1,C1orf86,PRKCZ,GABRD,C1orf222,TMEM52,CALML6,GNB1,NADK,SLC35E2,CDK11A,SLC35E2B,MMP23B,MIB2,RP11-345P4.5,AL645728.1,SSU72,C1orf70,ATAD3A,ATAD3B,ATAD3C,VWA1,RP4-758J18.6,MRPL20,CCNL2,AURKAIP1,MXRA8,DVL1,TAS1R3,GLTPD1,CPSF3L,PUSL1,ACAP3,SCNN1D,UBE2J2,FAM132A,B3GALT6,SDF4,TNFRSF4,TNFRSF18,TTLL10,C1orf159,RNF223,AGRN,ISG15,HES4,C1orf170,PLEKHN1,KLHL17,NOC2L,SAMD11,AL669831.1,OR4F16,OR4F29,OR4F5,FAM138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GALT2,CDC73,GLRX2,TROVE2,UCHL5,RGS2,RGS13,RGS21,RGS18,FAM5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14I1,OR2T27,OR2T35,OR2T11,OR2T10,OR2T34,OR2T29,OR2G6,OR2T5,OR2T6,OR2T4,OR14C36,OR2M7,OR2T12,OR2T33,OR2M4,OR2M3,OR2M2,OR2M5,OR2L13,OR2L3,OR2L2,OR2L5,OR2AK2,OR2L8,OR2AJ1,OR2T8,OR2W3,TRIM58,OR11L1,OR14A16,OR1C1,OR14K1,OR14A2,OR6F1,OR13G1,OR2G3,OR2G2,C1orf150,OR2C3,OR2B11,NLRP3,ZNF496,ZNF124,C1orf229,ZNF669,ZNF670,ZNF695,AHCTF1,RP11-439E19.8,SCCPDH,CNST,TFB2M,SMYD3,KIF26B,EFCAB2,HNRNPU,FAM36A,PPPDE1,C1orf101,ADSS,C1orf100,ZNF238,AKT3,SDCCAG8,CEP170,PLD5,MAP1LC3C,EXO1,WDR64,CHML,OPN3,KMO,FH,RGS7,GREM2,FMN2,CHRM3,ZP4,RYR2,MTR,ACTN2,HEATR1,LGALS8,EDARADD,ERO1LB,GPR137B,NID1,LYST,GNG4,B3GALNT2,TBCE,GGPS1,ARID4B,RBM34,TOMM20,IRF2BP2,TARBP1,C1orf31,SLC35F3,KCNK1,RP5-862P8.2,PCNXL2,NTPCR,KIAA1383,SIPA1L2,DISC1,TSNAX,EGLN1,C1orf124,EXOC8,GNPAT,C1orf131,TRIM67,FAM89A,ARV1,TTC13,C1orf198,CAPN9,AGT,COG2,PGBD5,URB2,TAF5L,ABCB10,NUP133,ACTA1,C1orf96,SPHAR,RAB4A,TMEM78,RHOU,RP5-915N17.9,RNF187,HIST3H2BB,HIST3H2A,HIST3H3,TRIM17,TRIM11,OBSCN,C1orf145,IBA57,C1orf148,GJC2,GUK1,MRPL55,C1orf35,ARF1,WNT3A,WNT9A,PRSS38,SNAP47,JMJD4,ZNF678,CDC42BPA,ADCK3,PSEN2,ITPKB,C1orf95,PARP1,LIN9,MIXL1,ACBD3,H3F3A,C1orf55,LEFTY2,PYCR2,RP4-559A3.7,LEFTY1,TMEM63A,EPHX1,SRP9,ENAH,LBR,AC092811.1,DNAH14,CNIH3,WDR26,CNIH4,NVL,DEGS1,FBXO28,TP53BP2,CAPN2,CAPN8,C1orf65,SUSD4,TLR5,DISP1,FAM177B,BROX,AIDA,MIA3,TAF1A,HHIPL2,DUSP10,HLX,MOSC1,MOSC2,C1orf115,MARK1,AC096644.1,RAB3GAP2,IARS2,BPNT1,EPRS,SLC30A10,LYPLAL1,C1orf143,TGFB2,RRP15,SPATA17,GPATCH2,ESRRG,USH2A,KCTD3,KCNK2,CENPF,PTPN14,SMYD2,PROX1,RPS6KC1,ANGEL2,VASH2,FLVCR1,C1orf227,TATDN3,NSL1,BATF3,FAM71A,NENF,TMEM206,PPP2R5A,DTL,INTS7,LPGAT1,NEK2,RD3,TRAF5,RCOR3,KCNH1,HHAT,SERTAD4,C1orf133,SYT14,DIEXF,IRF6,C1orf74,TRAF3IP3,HSD11B1,G0S2,LAMB3,CAMK1G,PLXNA2,CD34,C1orf132,CD46,CR1L,CD55,C4BPA,C4BPB,PFKFB2,YOD1,C1orf116,FCAMR,PIGR,FAIM3,IL24,IL20,IL19,IL10,MAPKAPK2,DYRK3,EIF2D,RASSF5,C1orf147,IKBKE,SRGAP2,CTSE,C1orf186,AVPR1B,FAM72A,SLC26A9,PM20D1,SLC41A1,RAB7L1,NUCKS1,SLC45A3,ELK4,MFSD4,CDK18,LEMD1,KLHDC8A,NUAK2,TMCC2,DSTYK,RBBP5,TMEM81,CNTN2,NFASC,LRRN2,MDM4,PIK3C2B,PPP1R15B,PLEKHA6,GOLT1A,KISS1,REN,ETNK2,SOX13,SNRPE,ZC3H11A,ZBED6,LAX1,ATP2B4,OPTC,PRELP,FMOD,BTG2,CHIT1,CHI3L1,MYBPH,ADORA1,MYOG,PPFIA4,TMEM183A,CYB5R1,ADIPOR1,KLHL12,RABIF,RP11-480I12.4,KDM5B,SYT2,PPP1R12B,UBE2T,LGR6,PTPN7,ARL8A,GPR37L1,ELF3,RNPEP,TIMM17A,LMOD1,SHISA4,IPO9,NAV1,CSRP1,PHLDA3,TNNI1,LAD1,TNNT2,PKP1,IGFN1,TMEM9,CACNA1S,KIF21B,C1orf106,GPR25,CAMSAP1L1,DDX59,KIF14,ZNF281,C1orf98,NR5A2,PTPRC,ATP6V1G3,NEK7,LHX9,C1orf53,DENND1B,CRB1,ZBTB41,ASPM,F13B,CFHR5,CFHR2,CFHR4,CFHR1,CFHR3,KCNT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T1L,PXDN,TPO,SNTG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2C,ALLC,COLEC11,RPS7,RNASEH1,RP13-512J5.1,ADI1,TTC15,TSSC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2,LPIN1,NTSR2,GREB1,E2F6,ROCK2,PQLC3,C2orf50,KCNF1,AC092687.4,PDIA6,ATP6V1C2,NOL10,ODC1,HPCAL1,C2orf48,RRM2,AC104794.4,CYS1,KLF11,GRHL1,TAF1B,YWHAQ,ADAM17,IAH1,CPSF3,ITGB1BP1,ASAP2,MBOAT2,KIDINS220,ID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orf43,GDF7,HS1BP3,AC012065.4,RHOB,PUM2,SDC1,LAPTM4A,MATN3,WDR35,TTC32,OSR1,NT5C1B,NT5C1B-RDH14,KCNS3,MSGN1,GEN1,SMC6,VSNL1,RAD51AP2,FAM49A,MYCN,AC008271.1,DDX1,NBAS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98A,RASGRP3,LTBP1,TTC27,BIRC6,YIPF4,NLRC4,SLC30A6,SPAST,DPY30,MEMO1,XDH,EHD3,CAPN14,GALNT14,CAPN13,LCLAT1,LBH,YPEL5,ALK,CLIP4,C2orf71,FAM179A,WDR43,TRMT61B,SPDYA,PPP1CB,PLB1,FOSL2,BRE,RBKS,MRPL33,AC074091.13,SLC4A1AP,SUPT7L,GPN1,CCDC121,ZNF512,C2orf16,AC109829.1,GCKR,FNDC4,IFT172,KRTCAP3,NRBP1,PPM1G,ZNF513,SNX17,EIF2B4,GTF3C2,MPV17,UCN,TRIM54,DNAJC5G,SLC30A3,CAD,C2orf28,SLC5A6,TCF23,C2orf53,PREB,ABHD1,CGREF1,KHK,EMILIN1,AGBL5,TMEM214,MAPRE3,DPYSL5,CENPA,C2orf18,KCNK3,CIB4,C2orf70,OTOF,CCDC164,EPT1,GPR113,HADHB,HADHA,FAM59B,RAB10,KIF3C,ASXL2,DTNB,DNMT3A,POMC,EFR3B,DNAJC27,ADCY3,CENPO,PTRHD1,NCOA1,ITSN2,C2orf84,AC008073.6,PFN4,TP53I3,AC008073.5,FKBP1B,C2orf44,MFSD2B,UBXN2A,ATAD2B,KLHL29,AC011239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HCGR,GTF2A1L,STON1-GTF2A1L,AC073082.1,KLRAQ1,FOXN2,FBXO11,MSH6,KCNK12,MSH2,EPCAM,CALM2,C2orf61,TTC7A,MCFD2,AC016722.2,AC016722.1,SOCS5,CRIPT,PIGF,RHOQ,ATP6V1E2,AC018682.6,EPAS1,PRKCE,SRBD1,SIX2,SIX3,AC012354.1,CAMKMT,PREPL,SLC3A1,PPM1B,LRPPRC,ABCG8,ABCG5,DYNC2LI1,PLEKHH2,THADA,ZFP36L2,HAAO,OXER1,MTA3,KCNG3,COX7A2L,EML4,PKDCC,AC013480.1,SLC8A1,THUMPD2,TMEM178,MAP4K3,CDKL4,SOS1,ARHGEF33,MORN2,DHX57,GEMIN6,SRSF7,GALM,HNRPLL,ATL2,CYP1B1,FAM82A1,CDC42EP3,QPCT,PRKD3,C2orf56,CEBPZ,AC007390.5,SULT6B1,EIF2AK2,CCDC75,HEATR5B,STRN,VIT,FEZ2,AC007401.2,CRIM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PT1,SMEK2,CCDC104,CCDC88A,MTIF2,RPS27A,C2orf63,RTN4,EML6,SPTBN1,C2orf73,TSPYL6,ACYP2,PSME4,GPR75,ERLEC1,CHAC2,ASB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D2,ACTR2,RAB1A,CEP68,SLC1A4,SERTAD2,AFTPH,AC008074.1,PELI1,VPS54,UGP2,MDH1,WDPCP,OTX1,EHBP1,TMEM17,B3GNT2,COMMD1,CCT4,FAM161A,XPO1,USP34,AHSA2,C2orf74,KIAA1841,PEX13,PUS10,REL,PAPOLG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A4F,C2orf65,DOK1,LOXL3,HTRA2,AUP1,DQX1,TLX2,PCGF1,LBX2,TTC31,CCDC142,MRPL53,MOGS,WBP1,INO80B,RTKN,WDR54,C2orf81,DCTN1,SLC4A5,MTHFD2,MOBKL1B,BOLA3,AC073263.1,TET3,DGUOK,ACTG2,STAMBP,C2orf78,DUSP11,TPRKB,NAT8,ALMS1,EGR4,FBXO41,CCT7,PRADC1,SMYD5,NOTO,RAB11FIP5,SFXN5,EMX1,SPR,EXOC6B,CYP26B1,DYSF,ZNF638,PAIP2B,MPHOSPH10,MCEE,NAGK,TEX261,ANKRD53,ATP6V1B1,VAX2,CD207,CLEC4F,FIGLA,ADD2,TGFA,FAM136A,SNRPG,PCYOX1,TIA1,C2orf42,PCBP1,ASPRV1,MXD1,SNRNP27,GMCL1,ANXA4,AAK1,AC114772.1,NFU1,GFPT1,ANTXR1,GKN1,GKN2,BMP10,ARHGAP25,PROKR1,APLF,FBXO48,PLEK,CNRIP1,PPP3R1,PNO1,WDR92,C1D,ETA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IA,EIF2AK3,C2orf51,THNSL2,FABP1,SMYD1,KRCC1,RGPD2,PLGLB2,PLGLB1,RGPD1,AC111200.1,CD8B,CD8A,RMND5A,RNF103,RNF103-VPS24,KDM3A,REEP1,MRPL35,IMMT,PTCD3,POLR1A,ST3GAL5,ATOH8,GNLY,SFTPB,USP39,C2orf68,TMEM150A,RNF181,VAMP5,VAMP8,GGCX,MAT2A,SH2D6,CAPG,ELMOD3,RETSAT,TGOLN2,TCF7L1,KCMF1,TMSB10,C2orf89,DNAH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18R1,IL1RL1,IL1RL2,IL1R1,IL1R2,AC005035.1,MAP4K4,RFX8,CREG2,RNF149,C2orf29,TBC1D8,RPL31,NPAS2,PDCL3,NMS,CHST10,LONRF2,AFF3,REV1,EIF5B,TXNDC9,LYG1,LYG2,MRPL30,C2orf15,MITD1,LIPT1,TSGA10,C2orf55,MGAT4A,UNC50,COA5,INPP4A,CNGA3,AC092675.3,VWA3B,TMEM131,ZAP70,ACTR1B,COX5B,ANKRD36,FAHD2B,FAM178B,SEMA4C,ANKRD39,ANKRD23,CNNM3,CNNM4,LMAN2L,FER1L5,KIAA1310,ARID5A,NCAPH,ITPRIPL1,SNRNP200,CIAO1,TMEM127,STARD7,DUSP2,ASTL,ADRA2B,GPAT2,AC073995.2,TRIM43,AC009237.1,FAHD2A,KCNIP3,PROM2,ZNF2,ZNF514,MRPS5,MAL,TEKT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L2,C2orf49,TGFBRAP1,GPR45,MRPS9,POU3F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X8,PSD4,IL1RN,IL1F10,IL36RN,IL36B,IL36A,IL36G,IL37,IL1B,IL1A,CKAP2L,NT5DC4,SLC20A1,CHCHD5,POLR1B,TTL,RGPD8,ZC3H6,ZC3H8,FBLN7,TMEM87B,MERTK,AC104651.2,ANAPC1,AC108463.1,BCL2L11,ACOXL,BUB1,RGPD6,LIMS3L,NPHP1,MALL,AC013271.1,RGPD5,ANKRD57,SEPT10,SH3RF3,EDAR,CCDC138,RANBP2,LIMS1,GCC2,SULT1C4,SULT1C2,SULT1C3,SLC5A7,RGPD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CP2L1,GLI2,INHBB,RALB,EPB41L5,PTPN4,TMEM177,AC069154.2,SCTR,TMEM37,DBI,C2orf76,STEAP3,C1QL2,MARCO,EN1,RP11-19E11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GT1,SAP130,AMMECR1L,POLR2D,WDR33,SFT2D3,GPR17,LIMS2,MYO7B,IWS1,PROC,MAP3K2,ERCC3,CYP27C1,BIN1,GYP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31180.1,PLEKHB2,FAM168B,ARHGEF4,FAM123C,GPR148,POTEJ,CFC1,AC140481.2,AC013269.5,CFC1B,POTEI,PTPN18,IMP4,CCDC115,TUBA3E,MZT2B,SMPD4,CCDC74B,POTEF,RAB6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B3,RAB3GAP1,YSK4,CCNT2,ACMSD,TMEM163,MGAT5,NCKAP5,LYPD1,GPR3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NMT,THSD7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P1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B2,GTDC1,ARHGAP15,KYNU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M2,CACNB4,ARL5A,NEB,RIF1,TNFAIP6,NMI,RBM43,AC023469.1,RND3,MMADHC,LYPD6,LYPD6B,KIF5C,EPC2,MBD5,ORC4,ACVR2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N3A,SLC38A11,COBLL1,GRB14,FIGN,KCNH7,GCA,IFIH1,FAP,GCG,DPP4,SLC4A10,TBR1,PSMD14,TANK,RBMS1,ITGB6,PLA2R1,LY75,LY75-CD302,MARCH7,BAZ2B,WDSUB1,TANC1,DAPL1,PKP4,CCDC148,UPP2,ACVR1,ACVR1C,CYTIP,ERMN,GALNT5,GPD2,NR4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R1C,SSFA2,NEUROD1,CERKL,ITGA4,UBE2E3,CWC22,ZNF385B,SESTD1,CCDC141,TTN,PLEKHA3,FKBP7,DFNB59,PRKRA,OSBPL6,RBM45,PDE11A,TTC30A,TTC30B,AGPS,NFE2L2,HNRNPA3,MTX2,HOXD1,HOXD3,HOXD4,HOXD8,AC009336.1,HOXD9,HOXD10,HOXD11,HOXD12,HOXD13,EVX2,KIAA1715,ATP5G3,ATF2,CHN1,CHRNA1,WIPF1,GPR155,SCRN3,CIR1,SP9,OLA1,SP3,CDCA7,AC013461.1,RAPGEF4,PDK1,ITGA6,DLX2,DLX1,METAP1D,HAT1,SLC25A12,DYNC1I2,CYBRD1,DCAF17,METTL8,TLK1,GORASP2,GAD1,AC007405.7,SP5,AC007405.2,MYO3B,UBR3,METTL5,SSB,KLHL23,PHOSPHO2,C2orf77,PPIG,FASTKD1,KBTBD10,BBS5,RP11-724O16.1,LRP2,DHRS9,ABCB11,G6PC2,SPC25,NOSTRIN,CERS6,STK39,B3GALT1,XIR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4,STAT1,GLS,NAB1,TMEM194B,MFSD6,INPP1,HIBCH,C2orf88,MSTN,PMS1,AC013468.1,ORMDL1,OSGEPL1,ANKAR,ASNSD1,SLC40A1,WDR75,COL5A2,COL3A1,DIRC1,GULP1,TFPI,CALCRL,ZSWIM2,FAM171B,ITGAV,ZC3H15,AC018867.1,FSI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KRD44,PGAP1,C2orf66,GTF3C3,CCDC150,HECW2,STK17B,DNAH7,SLC39A1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GC,CRYGD,PLEKHM3,FZD5,CCNYL1,METTL21A,CREB1,KLF7,CPO,FASTKD2,MDH1B,DYTN,ADAM23,ZDBF2,GPR1,EEF1B2,NDUFS1,INO80D,NRP2,PARD3B,ICOS,CTLA4,CD28,RAPH1,ABI2,CYP20A1,NBEAL1,ALS2CR8,WDR12,ICA1L,FAM117B,BMPR2,NOP58,SUMO1,AC079354.1,FZD7,CDK15,MPP4,TMEM237,ALS2CR11,STRADB,TRAK2,ALS2CR12,CASP8,CASP10,CFLAR,NDUFB3,FAM126B,ORC2,NIF3L1,PPIL3,CLK1,BZW1,AOX1,SGOL2,KCTD18,SPATS2L,C2orf47,TYW5,C2orf69,SATB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BB4,CPS1,LANCL1,MYL1,ACADL,C2orf67,RPE,UNC80,MA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4A4,RHBDD1,IRS1,KIAA1486,DOCK10,CUL3,FAM124B,SERPINE2,MRPL44,WDFY1,AP1S3,SCG2,KCNE4,ACSL3,MOGAT1,FARSB,SGPP2,CCDC140,PAX3,EPHA4,SLC4A3,STK11IP,INHA,OBSL1,TMEM198,CHPF,ACCN4,GMPPA,SPEG,DES,DNPEP,RESP18,PTPRN,DNAJB2,TUBA4A,STK16,GLB1L,ANKZF1,ATG9A,ABCB6,ZFAND2B,FAM134A,CNPPD1,SLC23A3,NHEJ1,IHH,CCDC108,CRYBA2,FEV,CDK5R2,WNT10A,WNT6,PRKAG3,CYP27A1,TTLL4,STK36,RNF25,BCS1L,ZNF142,PLCD4,RQCD1,USP37,VIL1,CTDSP1,SLC11A1,C2orf62,PNKD,TMBIM1,AAMP,GPBAR1,ARPC2,CXCR1,CXCR2,RUFY4,TNS1,DIRC3,AC007557.1,TNP1,IGFBP5,IGFBP2,RPL37A,SMARCAL1,MARCH4,XRCC5,TMEM169,PECR,MREG,FN1,ATIC,ABCA12,BARD1,VWC2L,SPAG16,IKZF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LBP,ANO7,PPP1R7,PASK,MTERFD2,SNED1,AC104809.3,C2orf54,AGXT,KIF1A,AQP12A,AC011298.2,AQP12B,GPR35,CAPN10,RNPEPL1,DUSP28,ANKMY1,GPC1,AC110619.2,OTOS,MYEOV2,OR6B3,PRR21,OR6B2,NDUFA10,AC093802.1,AC079612.1,AC062017.1,HDAC4,AC017028.1,TWIST2,ASB1,TRAF3IP1,PER2,HES6,AC016757.3,ILKAP,FAM132B,AC016757.1,KLHL30,ESPNL,SCLY,UBE2F,RAMP1,RBM44,LRRFIP1,AC104667.3,RAB17,PRLH,MLPH,AC112721.1,COL6A3,AC112715.2,COPS8,CXCR7,IQCA1,ASB18,AC079135.1,GBX2,AGAP1,AC064874.1,SH3BP4,ARL4C,SPP2,TRPM8,HJURP,HEATR7B1,UGT1A1,UGT1A3,UGT1A4,UGT1A5,UGT1A6,UGT1A7,UGT1A9,UGT1A10,UGT1A8,USP40,DGKD,SAG,ATG16L1,INPP5D,NEU2,AC106876.2,NGEF,C2orf82,GIGYF2,KCNJ13,EFHD1,EIF4E2,TIGD1,CHRNG,CHRND,ECEL1,ALPI,ALPPL2,DIS3L2,NPPC,COPS7B,PDE6D,PTMA,C2orf57,NMUR1,NCL,AC017104.2,B3GNT7,ARMC9,HTR2B,PSMD1,C2orf72,SPATA3,GPR55,ITM2C,CAB39,SP100,SP140L,SP110,SLC16A14,FBXO36,TRIP12,DNER,PID1,SPHKAP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EM1,ARL8B,BHLHE40,AC018816.3,ITPR1,SUMF1,SETMAR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C1D5,PLCL2,DAZL,RFTN1,OXNAD1,DPH3,GALNTL2,ANKRD28,BTD,HACL1,COLQ,EAF1,METTL6,SH3BP5,CAPN7,ZFYVE20,MRPS25,NR2C2,FGD5,C3orf20,C3orf19,SLC6A6,LSM3,XPC,TMEM43,CHCHD4,TPRXL,WNT7A,FBLN2,HDAC11,NUP210,IQSEC1,RPL32,CAND2,TMEM40,RAF1,MKRN2,TSEN2,PPARG,TIMP4,SYN2,TAMM41,VGLL4,ATG7,HRH1,SLC6A1,SLC6A11,ATP2B2,SEC13,GHRL,TATDN2,IRAK2,VHL,BRK1,C3orf24,FANCD2,TMEM111,PRRT3,CRELD1,IL17RC,IL17RE,JAGN1,CIDEC,RPUSD3,TTLL3,ARPC4-TTLL3,TADA3,CAMK1,OGG1,BRPF1,CPNE9,MTMR14,LHFPL4,SETD5,THUMPD3,SRGAP3,RAD18,OXTR,CAV3,C3orf32,LMCD1,GRM7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OL1,KAT2B,PP2D1,RAB5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03588.1,OXSM,NGLY1,TOP2B,RARB,THRB,NR1D2,RPL15,NKIRAS1,UBE2E1,UBE2E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CD6IP,CLASP2,UBP1,FBXL2,SUSD5,CRTAP,TMPPE,GLB1,CCR4,TRIM71,CNOT10,DYNC1LI1,CMTM6,CMTM7,CMTM8,GPD1L,ZNF860,OSBPL10,STT3B,GADL1,TGFBR2,RBMS3,ZCWPW2,AZI2,CMC1,EOMES,SLC4A7,NEK1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1-884K10.5,ACTR8,IL17RB,CHDH,CACNA1D,TKT,PRKCD,RFT1,SFMBT1,TMEM110,TMEM110-MUSTN1,ITIH4,ITIH3,ITIH1,NEK4,SPCS1,GLT8D1,GNL3,PBRM1,C3orf78,NT5DC2,STAB1,NISCH,TNNC1,SEMA3G,PHF7,BAP1,DNAH1,GLYCTK,WDR82,PPM1M,TWF2,RP11-330H6.5,TLR9,ALAS1,POC1A,C3orf74,DUSP7,RPL29,RP11-155D18.11,ACY1,ABHD14A,ABHD14B,PCBP4,GPR62,PARP3,RRP9,IQCF1,IQCF5,IQCF2,IQCF3,IQCF6,GRM2,TEX264,RAD54L2,VPRBP,RBM15B,MANF,DOCK3,MAPKAPK3,CISH,HEMK1,C3orf18,CACNA2D2,TMEM115,CYB561D2,NPRL2,ZMYND10,RASSF1,TUSC2,HYAL2,HYAL1,NAT6,HYAL3,IFRD2,C3orf45,SEMA3B,GNAI2,GNAT1,SEMA3F,RBM5,RBM6,MON1A,MST1R,CAMKV,TRAIP,UBA7,C3orf54,CDHR4,IP6K1,GMPPB,AMIGO3,RNF123,APEH,BSN,DAG1,NICN1,AMT,TCTA,RHOA,GPX1,USP4,C3orf62,RP11-3B7.1,CCDC36,KLHDC8B,CCDC71,LAMB2,USP19,QARS,QRICH1,IMPDH2,NDUFAF3,DALRD3,WDR6,P4HTM,ARIH2,C3orf71,SLC25A20,PRKAR2A,IP6K2,NCKIPSD,CELSR3,SLC26A6,TMEM89,UQCRC1,COL7A1,UCN2,PFKFB4,SHISA5,TREX1,ATRIP,CCDC72,CCDC51,PLXNB1,FBXW12,SPINK8,NME6,ZNF589,CAMP,CDC25A,MAP4,DHX30,AC112512.1,SMARCC1,CSPG5,C3orf75,SCAP,PTPN23,KLHL18,KIF9,SETD2,NBEAL2,CCDC12,PTH1R,MYL3,PRSS42,PRSS44,PRSS45,PRSS50,TMIE,ALS2CL,AC104304.1,LRRC2,RTP3,LTF,CCRL2,CCR5,CCR2,CCR3,CCR1,XCR1,CXCR6,FYCO1,CCR9,LZTFL1,SLC6A20,SACM1L,LIMD1,LARS2,TMEM158,CDCP1,CLEC3B,EXOSC7,ZDHHC3,TGM4,TMEM42,KIF15,KIAA1143,ZNF501,ZNF502,ZNF35,ZNF197,ZNF660,ZNF167,ZNF852,ZNF445,C3orf23,C3orf77,ABHD5,ANO10,SNRK,C3orf39,FAM198A,KRBOX1,ZNF662,CYP8B1,CCBP2,HIGD1A,CCDC13,HHATL,KBTBD5,ZBTB47,NKTR,SS18L2,SEC22C,VIPR1,LYZL4,CCK,TRAK1,ULK4,CTNNB1,ZNF621,ZNF620,ZNF619,RPL14,ENTPD3,EIF1B,MYRIP,MOBP,RPSA,SLC25A38,CCR8,CX3CR1,XIRP1,CSRNP1,TTC21A,GORASP1,WDR48,SCN11A,SCN10A,SCN5A,EXOG,ACVR2B,XYLB,SLC22A14,SLC22A13,OXSR1,MYD88,ACAA1,DLEC1,PLCD1,VILL,CTDSPL,ITGA9,C3orf35,GOLGA4,LRRFIP2,MLH1,EPM2AIP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orf67,FAM3D,FAM107A,ACOX2,KCTD6,PDHB,PXK,RP11-80H18.3,RPP14,ABHD6,DNASE1L3,FLNB,SLMAP,FAM116A,ARF4,PDE12,DNAH12,ASB14,APPL1,HESX1,IL17RD,SPATA12,ARHGEF3,C3orf63,CCDC66,ER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PS,FEZF2,C3orf14,PTPRG,FHIT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IG1,SLC25A26,MAGI1,ADAMTS9,PRICKLE2,PSMD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XYLT2,SHQ1,RYBP,PROK2,GPR27,EIF4E3,FOXP1,MITF,FRMD4B,LMOD3,ARL6IP5,UBA3,TMF1,C3orf6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LD1,NFKBIZ,FAM55C,CEP97,RPL24,AC084198.1,ZBTB11,PCNP,RG9MTD1,SENP7,IMPG2,ABI3BP,TFG,GPR128,TMEM45A,LNP1,TOMM70A,NIT2,TBC1D23,TMEM30C,C3orf26,FILIP1L,COL8A1,DCBLD2,ST3GAL6,CPOX,GPR15,CLDND1,OR5K2,OR5K1,OR5K3,OR5K4,OR5H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C1,GUCA1C,TRAT1,RETNLB,DZIP3,KIAA1524,MYH15,HHLA2,IFT57,CD47,RP11-631B21.2,BBX,CCDC54,CBLB,ALCAM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AMP,GAP43,ZBTB20,TIGIT,ZNF80,DRD3,QTRTD1,KIAA1407,ZDHHC23,GRAMD1C,ATP6V1A,NAA50,KIAA2018,SIDT1,SPICE1,WDR52,BOC,C3orf17,GTPBP8,CD200R1,CD200R1L,CCDC80,SLC35A5,ATG3,BTLA,SLC9A10,GCET2,C3orf52,TMPRSS7,TAGLN3,ABHD10,PHLDB2,PLCXD2,ZBED2,CD9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HB1,KY,CEP63,ANAPC13,AMOTL2,RYK,SLCO2A1,C3orf36,RAB6B,SRPRB,TF,TOPBP1,CDV3,BFSP2,TMEM108,NPHP3,UBA5,ACAD11,CCRL1,DNAJC13,ACPP,CPNE4,MRPL3,NUDT16,NEK11,ASTE1,ATP2C1,PIK3R4,COL6A6,COL6A5,TRH,TMCC1,PLXND1,H1FOO,RHO,IFT122,MBD4,C3orf25,H1FX,C3orf37,COPG,CNBP,ISY1,RAB43,GP9,CCDC48,KIAA1257,RP11-723O4.6,ACAD9,RAB7A,RPN1,C3orf27,GATA2,DNAJB8,EEFSEC,RUVBL1,SEC61A1,KBTBD12,MGLL,ABTB1,PODXL2,MCM2,TPRA1,C3orf56,PLXNA1,CHCHD6,TXNRD3,TXNRD3NB,C3orf22,CHST13,UROC1,ZXDC,CCDC37,KLF15,ALDH1L1,SLC41A3,ROPN1B,ALG1L,OSBPL11,SNX4,ZNF148,SLC12A8,HEG1,MUC13,ITGB5,UMPS,KALRN,CCDC14,MYLK,PTPLB,ADCY5,SEC22A,PDIA5,SEMA5B,DIRC2,HSPBAP1,PARP14,PARP15,DTX3L,PARP9,KPNA1,WDR5B,FAM162A,CCDC58,CSTA,CASR,CD86,ILDR1,SLC15A2,EAF2,IQCB1,GOLGB1,HCLS1,FBXO40,ARGFX,POLQ,STXBP5L,GTF2E1,RABL3,HGD,NDUFB4,FSTL1,LRRC58,GPR156,GSK3B,NR1I2,C3orf15,COX17,POPDC2,PLA1A,ADPRH,CD80,TIMMDC1,POGLUT1,TMEM39A,ARHGAP3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20RB,NCK1,TMEM22,STAG1,PCC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X36,ARHGEF26,C3orf79,RAP2B,P2RY1,MBNL1,TMEM14E,AC106722.1,SUCNR1,AADAC,AADACL2,IGSF10,P2RY12,P2RY13,GPR87,P2RY14,GPR171,MED12L,CLRN1,SIAH2,FAM194A,RP11-392O18.1,EIF2A,SERP1,TSC22D2,PFN2,RNF13,ANKUB1,COMMD2,WWTR1,TM4SF4,TM4SF1,TM4SF18,CP,HPS3,HLTF,GYG1,CPA3,CPB1,AGTR1,ZIC1,ZIC4,PLSCR5,PLSCR1,PLSCR2,PLSCR4,PLOD2,AC107021.1,C3orf58,SLC9A9,CHST2,U2SURP,PAQR9,PCOLCE2,TRPC1,PLS1,ATR,XRN1,GK5,TFDP2,ATP1B3,GRK7,RNF7,RASA2,ZBTB38,ACPL2,SPSB4,SLC25A36,TRIM42,CLSTN2,NMNAT3,RBP1,RBP2,COPB2,MRPS22,PRR23C,PRR23B,PRR23A,C3orf72,FOXL2,PIK3CB,FAIM,CEP70,ESYT3,MRAS,TXNDC6,ARMC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OL1,SPTSSB,NMD3,B3GALNT1,PPM1L,ARL14,KPNA4,TRIM59,SMC4,IFT80,AC112641.1,CTD-2049J23.3,IL12A,SCHIP1,IQCJ-SCHIP1,MFSD1,RARRES1,GFM1,LXN,MLF1,RSRC1,SHOX2,AC112502.1,C3orf55,VEPH1,PTX3,CCNL1,RP11-6F2.7,LEKR1,TIPARP,SSR3,KCNAB1,GMPS,SLC33A1,C3orf33,AC104472.1,PLCH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X5L,USP13,NDUFB5,MRPL47,ACTL6A,GNB4,MFN1,ZNF639,KCNMB3,PIK3CA,ZMAT3,KCNMB2,TBL1XR1,NAALADL2,NLGN1,SPATA16,ECT2,NCEH1,TNFSF10,GHSR,AC092964.1,FNDC3B,TMEM212,AC078953.1,PLD1,TNIK,SLC2A2,EIF5A2,RPL22L1,SLC7A14,CLDN11,SKIL,PRKCI,PHC3,GPR160,SEC62,SAMD7,LRRC31,LRRIQ4,LRRC34,MYNN,AC078802.1,MECOM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157A,LMLN,RPL35A,IQCG,LRCH3,FYTTD1,KIAA0226,BDH1,DLG1,MFI2,PIGZ,NCBP2,SENP5,PAK2,PIGX,CEP19,LRRC33,FBXO45,WDR53,C3orf43,RNF168,UBXN7,TM4SF19,TCTEX1D2,PCYT1A,AC069257.9,ZDHHC19,TFRC,TNK2,MUC4,MUC20,APOD,PPP1R2,ACAP2,C3orf21,FAM43A,LSG1,TMEM44,ATP13A3,GP5,LRRC15,CPN2,HES1,OPA1,ATP13A4,ATP13A5,HRASLS,MB21D2,FGF12,PYDC2,CCDC50,UTS2D,OSTN,RP11-332P22.1,IL1RAP,TMEM207,CLDN16,LEPREL1,TP63,TPRG1,LPP,AC022498.1,BCL6,RP11-211G3.3,RTP2,SST,RTP4,MASP1,RTP1,RPL39L,ST6GAL1,ADIPOQ,RFC4,EIF4A2,KNG1,HRG,FETUB,AHSG,DNAJB11,TBCCD1,CRYGS,DGKG,ETV5,TRA2B,C3orf65,IGF2BP2,SENP2,LIPH,TMEM41A,MAP3K13,EHHADH,C3orf70,VPS8,MAGEF1,EPHB3,RP11-433C9.2,CHRD,THPO,POLR2H,CLCN2,FAM131A,EIF4G1,PSMD2,ECE2,CAMK2N2,ALG3,VWA5B2,ABCF3,AP2M1,DVL3,EIF2B5,HTR3E,HTR3C,HTR3D,ABCC5,PARL,MAP6D1,YEATS2,KLHL24,KLHL6,MCF2L2,B3GNT5,LAMP3,MCCC1,DCUN1D1,ATP11B,SOX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ARGC1A,GPR12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1-180C1.1,STIM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HD1,ARA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B1,GABRA4,COX7B2,GABRA2,GABRG1,GNPDA2,GUF1,YIPF7,KCTD8,GRXCR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H4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HN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HA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PRSS11F,TMPRSS11A,TMPRSS11D,GNRHR,UBA6,STAP1,CENPC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XR2,GK2,NAA1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SL3,FAM190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R3,CENPE,BDH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DST4,UGT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orf33,SCLT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3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RP2,RNF175,TLR2,KIAA0922,MND1,TRIM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GEF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1,C4orf43,TKTL2,NPY5R,NPY1R,NAF1,FSTL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L1,CPE,SC4MOL,KLHL2,TMEM19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NTL6,AADAT,MFAP3L,C4orf27,CLCN3,NEK1,SH3RF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29,GLRA3,HPGD,CEP44,FBXO8,HAND2,SCRG1,SAP30,HMGB2,GALNT7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1-389E17.1,AGA,NEIL3,RP11-487E13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ML1,TRIML2,ZFP42,FAT1,MTNR1A,F11,KLKB1,CYP4V2,FAM149A,TLR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AA0947,ADAMTS16,IRX1,C5orf38,IRX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RR,FASTKD3,C5orf49,ADCY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NND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H1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H9,CDH10,C5orf17,PRDM9,CDH1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CN1,MRPS30,FGF1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D-2203A3.1,ISL1,PARP8,EM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159B,RGS7BP,RNF180,HTR1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NH,RASA1,AC008394.1,COX7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172A,NR2F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O6A1,SLCO4C1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D4,CAMK4,WDR36,TSLP,SLC25A46,TMEM23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ED7,TMED7-TICAM2,FEM1C,CCDC112,PGGT1B,TRIM3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170A,HSD17B4,TNFAIP8,DMXL1,DTWD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R1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NIP1,RAPGEF6,CDC42SE2,LYRM7,HINT1,CHSY3,ADAMTS1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19,NIPAL4,AC008676.1,FNDC9,CYFIP2,ITK,FAM71B,MED7,HAVCR2,HAVCR1,TIMD4,SGC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2B,HMMR,NUDCD2,CCNG1,GABRG2,GABRA1,GABRA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Z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35B3,EEF1E1,MUTED,TXNDC5,BMP6,SNRNP48,DSP,RIOK1,CAGE1,SSR1,RREB1,LY86,F13A1,NRN1,FARS2,LYRM4,PPP1R3G,RPP40,CDYL,ECI2,C6orf201,C6orf146,PRPF4B,AL138831.1,FAM50B,C6orf145,SLC22A23,PSMG4,TUBB2B,TUBB2A,BPHL,RIPK1,NQO2,SERPINB6,SERPINB9,SERPINB1,WRNIP1,MYLK4,C6orf195,GMDS,FOXC1,FOXF2,FOXQ1,AL033381.1,HUS1B,EXOC2,IRF4,DUSP22,AL035696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F144B,DEK,KDM1B,TPMT,NHLRC1,KIF13A,AL023807.2,NUP153,FAM8A1,CAP2,RBM24,AL137003.1,ATXN1,GMPR,MYLIP,DTNBP1,JARID2,CD83,RNF182,CCDC90A,RANBP9,NOL7,SIRT5,AL583828.1,GFOD1,TBC1D7,PHACTR1,EDN1,HIVEP1,C6orf105,TMEM170B,NEDD9,ERVFRD-1,RP4-761I2.2,ELOVL2,SYCP2L,GCM2,MAK,TMEM14B,TMEM14C,PAK1IP1,C6orf52,GCNT6,GCNT2,TFAP2A,OFCC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GFL1,PRL,SOX4,CDKAL1,E2F3,MBOAT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orf138,OPN5,GPR115,GPR111,CD2AP,TNFRSF21,GPR110,GPR116,MEP1A,PLA2G7,TDRD6,SLC25A27,CYP39A1,RCAN2,ENPP5,ENPP4,CLIC5,RUNX2,SUPT3H,CDC5L,SPATS1,AARS2,TCTE1,TMEM151B,NFKBIE,SLC35B2,HSP90AB1,SLC29A1,CAPN11,TMEM63B,MRPL14,C6orf223,VEGFA,MRPS18A,RSPH9,MAD2L1BP,GTPBP2,POLH,XPO5,POLR1C,YIPF3,C6orf154,TJAP1,DLK2,ABCC10,ZNF318,CRIP3,SLC22A7,TTBK1,C6orf108,CUL9,SRF,PTK7,KLC4,MRPL2,CUL7,RRP36,KLHDC3,MEA1,PPP2R5D,PEX6,GNMT,CNPY3,PTCRA,C6orf226,RPL7L1,KIAA0240,TBCC,PRPH2,UBR2,TRERF1,MRPS10,GUCA1B,GUCA1A,RP1-139D8.6,C6orf132,TAF8,CCND3,BYSL,MED20,USP49,TOMM6,PRICKLE4,FRS3,PGC,TFEB,MDFI,FOXP4,NCR2,TREM1,TREML4,TREML2,TREM2,TREML1,NFYA,C6orf130,APOBEC2,TSPO2,UNC5CL,LRFN2,MOCS1,DAAM2,KIF6,KCNK16,KCNK17,KCNK5,C6orf64,GLP1R,DNAH8,GLO1,BTBD9,ZFAND3,MDGA1,AL353597.1,CCDC167,FTSJD2,RNF8,TBC1D22B,TMEM217,PIM1,COX6A1P2,FGD2,MTCH1,PI16,C6orf89,PPIL1,CPNE5,RAB44,CDKN1A,SRSF3,STK38,KCTD20,PXT1,ETV7,C6orf222,PNPLA1,BRPF3,MAPK13,MAPK14,SLC26A8,SRPK1,LHFPL5,CLPS,C6orf127,C6orf126,C6orf81,FKBP5,TULP1,TEAD3,RPL10A,FANCE,PPARD,DEF6,ZNF76,SCUBE3,TCP11,ANKS1A,TAF11,UHRF1BP1,SNRPC,C6orf106,SPDEF,PACSIN1,NUDT3,HMGA1,GRM4,MLN,LEMD2,IP6K3,C6orf125,ITPR3,GGNBP1,BAK1,ZBTB9,SYNGAP1,CUTA,PHF1,KIFC1,DAXX,ZBTB22,TAPBP,RGL2,PFDN6,WDR46,B3GALT4,VPS52,RING1,HSD17B8,SLC39A7,RXRB,COL11A2,HLA-DPB1,HLA-DPA1,HLA-DOA,BRD2,HLA-DMA,XXbac-BPG181M17.5,HLA-DMB,PSMB9,TAP1,PSMB8,TAP2,HLA-DOB,XXbac-BPG246D15.9,HLA-DQB2,HLA-DQA2,HLA-DQB1,HLA-DQA1,HLA-DRB1,HLA-DRB5,HLA-DRA,BTNL2,NOTCH4,GPSM3,PBX2,AGER,RNF5,AGPAT1,EGFL8,PPT2,PRRT1,FKBPL,ATF6B,TNXB,CYP21A2,C4B,C4A,STK19,DOM3Z,SKIV2L,RDBP,CFB,XXbac-BPG116M5.17,ZBTB12,EHMT2,SLC44A4,NEU1,C6orf48,HSPA1B,HSPA1A,HSPA1L,LSM2,VARS,C6orf27,C6orf26,MSH5,MSH5-C6orf26,CLIC1,DDAH2,C6orf25,LY6G6C,LY6G6D,AL662899.1,XXbac-BPG32J3.19,LY6G6F,ABHD16A,LY6G5C,LY6G5B,CSNK2B,GPANK1,C6orf47,APOM,BAG6,PRRC2A,AIF1,NCR3,LST1,LTB,LTA,NFKBIL1,ATP6V1G2,ATP6V1G2-DDX39B,MCCD1,MICB,MICA,HLA-B,HLA-C,POU5F1,TCF19,CCHCR1,PSORS1C1,PSORS1C2,MUC21,DPCR1,SFTA2,VARS2,GTF2H4,DDR1,IER3,FLOT1,TUBB,MDC1,NRM,KIAA1949,DHX16,C6orf136,ATAT1,MRPS18B,PPP1R10,ABCF1,PRR3,GNL1,HLA-E,RPP21,TRIM39-RPP21,TRIM26,TRIM15,TRIM10,TRIM40,TRIM31,RNF39,PPP1R11,ZNRD1,HLA-A,HLA-G,HLA-F,ZFP57,MOG,GABBR1,OR2H2,UBD,MAS1L,OR2H1,OR10C1,OR11A1,OR12D2,OR12D3,OR5V1,OR14J1,OR2J2,OR2J3,OR2J1,OR2B3,OR2W1,ZNF311,C6orf100,TRIM27,SCAND3,GPX5,GPX6,ZSCAN23,ZSCAN12,ZKSCAN3,ZNF323,PGBD1,NKAPL,ZKSCAN4,ZNF193,ZNF192,ZSCAN16,ZNF165,OR2B6,OR2B2,HIST1H2BO,HIST1H2AM,HIST1H3J,HIST1H4L,HIST1H3I,HIST1H1B,HIST1H2AL,HIST1H2BN,HIST1H2AK,HIST1H4K,HIST1H4J,HIST1H2BM,HIST1H2AJ,HIST1H3H,HIST1H2AI,HIST1H2BL,ZNF184,ZNF391,POM121L2,PRSS16,HIST1H2AH,HIST1H2BK,HIST1H4I,HIST1H2AG,HIST1H2BJ,ZNF322,ABT1,HMGN4,BTN1A1,BTN2A1,BTN3A3,BTN3A1,BTN2A2,BTN3A2,HIST1H4H,HIST1H2BI,HIST1H3G,HIST1H2BH,HIST1H3F,HIST1H4G,HIST1H4F,HIST1H1D,HIST1H3E,HIST1H2AE,HIST1H2BG,HIST1H4E,HIST1H2BF,HIST1H2AD,HIST1H3D,HIST1H4D,HIST1H2BE,HIST1H2BD,HIST1H1E,HIST1H2AC,HIST1H2BC,HIST1H1T,HIST1H4C,HFE,HIST1H1C,HIST1H3C,HIST1H2BB,HIST1H2AB,HIST1H3B,HIST1H4B,HIST1H4A,HIST1H3A,HIST1H1A,TRIM38,SLC17A2,SLC17A3,SLC17A1,SLC17A4,HIST1H2BA,HIST1H2AA,SCGN,LRRC16A,CMAHP,FAM65B,GMNN,C6orf62,ACOT13,TDP2,KIAA0319,ALDH5A1,GPLD1,MRS2,KAAG1,DCDC2,NRSN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83B,TINAG,MLIP,LRRC1,KLHL31,GCLC,ELOVL5,GCM1,FBXO9,ICK,GSTA4,GSTA3,GSTA5,GSTA1,GSTA2,TMEM14A,TRAM2,EFHC1,PAQR8,MCM3,IL17F,IL17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23,BAG2,ZNF451,KIAA1586,BEND6,DST,COL21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GFRL1,B3GAT2,SMAP1,C6orf57,FAM135A,COL9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EM30A,COX7A2,COL12A1,CD109,SLC17A5,EEF1A1,MTO1,MB21D1,DDX43,OOEP,C6orf221,DPPA5,KHDC1,RP11-257K9.7,KCNQ5,RIMS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X18,KIAA1009,MRAP2,CYB5R4,RIPPLY2,SNAP91,PRSS35,ME1,RWDD2A,PGM3,DOPEY1,AL139333.1,UBE2CBP,TPBG,IBTK,FAM46A,BCKDHB,TTK,ELOVL4,SH3BGRL2,LCA5,HMGN3,PHIP,IRAK1BP1,HTR1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H2,GJA10,MDN1,LYRM2,ANKRD6,RRAGD,UBE2J1,GABRR2,GABRR1,PM20D2,SRSF12,PNRC1,AL079342.1,RNGTT,CNR1,SPACA1,AKIRIN2,ORC3,RARS2,SLC35A1,C6orf165,C6orf164,C6orf163,C6orf162,GJB7,ZNF292,CGA,HTR1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C3,SIM1,MCHR2,PRDM13,CCNC,USP45,PNISR,COQ3,C6orf168,FBXL4,POU3F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PL4B,LAMA4,C6orf225,TUBE1,WISP3,FYN,TRAF3IP2,REV3L,KIAA1919,SLC16A10,RPF2,GTF3C6,AMD1,CDK19,SLC22A16,DDO,C6orf186,CDC40,WASF1,GPR6,FIG4,AKD1,ZBTB24,MICAL1,SMPD2,PPIL6,CD164,CEP57L1,SESN1,ARMC2,FOXO3,LACE1,SNX3,NR2E1,OSTM1,SEC63,SCML4,SOBP,PDSS2,BEND3,C6orf203,QRSL1,RTN4IP1,AIM1,ATG5,PRDM1,PREP,POPDC3,C6orf112,BVES,LIN28B,C6orf220,HACE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FSP,RSPH4A,RWDD1,FAM26D,FAM26E,BET3L,FAM26F,DSE,TSPYL1,TSPYL4,COL10A1,AL121963.1,NT5DC1,FRK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N,C6orf204,SLC35F1,NUS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JA1,C6orf17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E1,ESR1,C6orf97,C6orf211,RMND1,ZBTB2,AKAP12,MTHFD1L,PLEKHG1,IYD,PPP1R14C,ULBP3,RAET1L,ULBP1,ULBP2,RAET1G,RAET1E,LRP11,PCMT1,NUP43,LATS1,KATNA1,C6orf72,PPIL4,ZC3H12D,SUMO4,TAB2,UST,SASH1,SAMD5,STXBP5,C6orf103,RAB32,GRM1,SHPRH,FBXO30,EPM2A,UTRN,STX11,SF3B5,PLAGL1,C6orf94,LTV1,PHACTR2,FUCA2,PEX3,ADAT2,AIG1,HIVEP2,GPR126,VTA1,NMBR,CITED2,TXLNB,HECA,C6orf115,REPS1,ECT2L,CCDC28A,NHSL1,HEBP2,KIAA1244,PBOV1,PERP,TNFAIP3,OLIG3,IFNGR1,IL22RA2,IL20RA,SLC35D3,PEX7,MAP3K5,MAP7,BCLAF1,FAM54A,PDE7B,AHI1,MYB,HBS1L,ALDH8A1,SGK1,SLC2A12,TBPL1,TCF21,EYA4,RPS12,C6orf192,VNN2,VNN3,VNN1,TAAR1,TAAR2,TAAR5,TAAR6,TAAR8,STX7,MOXD1,CTGF,ENPP1,CTAGE9,OR2A4,ENPP3,MED23,ARG1,AKAP7,EPB41L2,TMEM200A,SAMD3,L3MBTL3,C6orf191,ARHGAP18,LAMA2,PTPRK,THEMIS,C6orf58,C6orf174,KIAA0408,ECHDC1,RNF146,RSPO3,CENPW,TRMT11,HINT3,NCOA7,HEY2,HDDC2,TPD52L1,RNF217,NKAIN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120B,DLL1,C6orf70,TCTE3,PHF10,C6orf120,WDR27,THBS2,SMOC2,DACT2,FRMD1,KIF25,MLLT4,C6orf123,TCP10,TTLL2,UNC93A,TCP10L2,GPR31,CCR6,FGFR1OP,RNASET2,RP11-514O12.4,RPS6KA2,BRP44L,SFT2D1,PRR18,SDIM1,PDE10A,C6orf118,QKI,AL078585.1,PACRG,PARK2,AGPAT4,MAP3K4,PLG,LPA,SLC22A3,SLC22A2,SLC22A1,IGF2R,MAS1,PNLDC1,MRPL18,ACAT2,WTAP,SOD2,FNDC1,TAGAP,RSPH3,C6orf99,EZR,SYTL3,DYNLT1,AL591025.1,TMEM181,TULP4,GTF2H5,SERAC1,SYNJ2,SNX9,ZDHHC14,C6orf35,ARID1B,NOX3,CLDN20,TFB1M,TIAM2,SCAF8,CNKSR3,IPCEF1,OPRM1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PBP,VW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NF92,ERV3-1,ZNF117,ZNF273,ZNF138,ZNF107,ZNF680,ZNF736,ZNF679,ZNF727,AC006455.1,ZNF716,ZNF479,CHCHD2,PHKG1,SUMF2,CCT6A,PSPH,GBAS,MRPS17,ZNF713,RP11-15K19.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N1,WBSCR17,AUTS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T,C7orf23,DMTF1,KIAA1324L,GRM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PBP10,C7orf63,STEAP2,STEAP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TNA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P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OM2,KBTBD11,ARHGEF10,CLN8,DLGAP2,ERICH1,C8orf42,FBXO25,RP11-63E5.6,ZNF596,RP11-585F1.10,OR4F21,AC144568.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CZ,C8orf48,DLC1,AC135352.2,AC135352.1,LONRF1,AC130352.1,FAM86B2,DEFB130,FAM86B1,USP17L2,ZNF705D,RP11-1236K1.1,RP11-481A20.11,DEFB134,DEFB135,DEFB136,CTSB,FDFT1,RP11-297N6.4,NEIL2,C8orf49,GATA4,BLK,RP11-148O21.2,RP11-148O21.3,FAM167A,C8orf12,AF131216.5,SLC35G5,AF131216.6,MTMR9,CTC-493P15.3,XKR6,AF131215.4,AF131215.1,AF131215.3,AF131215.2,AF131215.6,PINX1,CTD-2135J3.4,SOX7,C8orf74,RP1L1,PRSS55,MSRA,TNKS,RP11-10A14.6,RP11-10A14.4,PPP1R3B,ERI1,MFHAS1,CLDN23,AC068353.1,AC068020.1,ZNF705B,DEFB4A,DEFB103A,SPAG11A,DEFB104A,DEFB106A,DEFB105A,DEFB107A,AC084121.16,RP11-1118M6.1,DEFB107B,DEFB105B,DEFB106B,DEFB104B,SPAG11B,DEFB103B,DEFB4B,ZNF705G,DEFA5,DEFA3,DEFA1B,DEFA4,DEFA6,AGPAT5,ANGPT2,MCPH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L,INTS10,CSGALNACT1,SH2D4A,PSD3,NAT2,NAT1,ASAH1,PCM1,FGL1,MTUS1,PDGFRL,SLC7A2,MTMR7,VPS37A,CNOT7,ZDHH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P26,RNF122,C8orf41,MAK16,FUT10,NRG1,WRN,PURG,TEX15,PPP2CB,GSR,GS1-211B7.1,GTF2E2,RBPMS,DCTN6,MBOAT4,LEPROTL1,TMEM66,DUSP4,KIF13B,HMBOX1,INTS9,EXTL3,FZD3,FBXO16,ZNF395,PNOC,ELP3,C8orf80,SCARA5,PBK,ESCO2,CCDC25,SCARA3,CLU,EPHX2,CHRNA2,PTK2B,TRIM35,STMN4,RP11-521M14.2,ADRA1A,DPYSL2,PNMA2,BNIP3L,PPP2R2A,EBF2,CDCA2,KCTD9,GNRH1,DOCK5,NEFM,ADAM7,ADAMDEC1,ADAM28,STC1,NKX2-6,NKX3-1,AC051642.1,SLC25A37,ENTPD4,LOXL2,R3HCC1,CHMP7,TNFRSF10A,TNFRSF10D,TNFRSF10C,TNFRSF10B,RHOBTB2,PEBP4,EGR3,BIN3,KIAA1967,RP11-582J16.5,C8orf58,AC037459.4,PDLIM2,SORBS3,PPP3CC,SLC39A14,PIWIL2,POLR3D,PHYHIP,BMP1,SFTPC,LGI3,REEP4,NUDT18,FAM160B2,EPB49,FGF17,NPM2,XPO7,DOK2,GFR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SNAT,AC113191.1,FNTA,RP11-598P20.5,HOOK3,RNF170,THAP1,CHRNA6,CHRNB3,C8orf40,SLC20A2,VDAC3,DKK4,POLB,IKBKB,PLAT,AP3M2,KAT6A,ANK1,RP11-930P14.1,NKX6-3,AGPAT6,RP11-360L9.4,GINS4,GOLGA7,RP11-15G16.1,CTD-3080F16.3,SFRP1,ZMAT4,IDO2,IDO1,ADAM2,ADAM18,ADAM32,ADAM9,TM2D2,HTRA4,PLEKHA2,TACC1,C8orf86,FGFR1,LETM2,WHSC1L1,PPAPDC1B,DDHD2,BAG4,LSM1,STAR,ASH2L,EIF4EBP1,ADRB3,GOT1L1,RAB11FIP1,BRF2,GPR124,PROSC,ERLIN2,RP11-863K10.7,ZNF703,RP11-150O12.3,RP11-150O12.5,RP11-150O12.6,RP11-150O12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E2V2,MCM4,PRKDC,CEBPD,KIAA0146,RP11-1134I14.8,RP11-350F16.2,RP11-101E19.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PLA1,TCEA1,RGS20,ATP6V1H,OPRK1,NPBWR1,RB1CC1,FAM150A,ST1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VS1,CHD7,RAB2A,CA8,TOX,NSMAF,SDCBP,CYP7A1,UBXN2B,FAM110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orf34,RP11-664D7.4,PREX2,CPA6,ARFGEF1,CSPP1,COPS5,LRRC67,C8orf45,SGK3,C8orf44,VCPIP1,MYBL1,C8orf46,ADHFE1,RRS1,RP11-366K18.3,CRH,TRIM55,AC084082.3,DNAJC5B,PDE7A,MTFR1,ARMC1,CTD-3025N20.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96,TMEM70,TCEB1,UBE2W,STAU2,RDH10,RPL7,C8orf84,TERF1,KCNB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1,ZNF704,ZBTB10,TPD52,MRPS28,HEY1,STMN2,IL7,FAM164A,PKI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6V0D2,REXO1L2P,REXO1L1,CA2,CA3,CA1,RP11-219B4.6,CA13,RP11-219B4.5,C8orf59,E2F5,LRRCC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EM74,TTC35,EIF3E,RSPO2,ANGPT1,ABRA,OXR1,RP11-778D12.2,ZFPM2,RP11-127H5.1,LRP12,DPYS,TM7SF4,RIMS2,DCAF13,SLC25A32,CTHRC1,FZD6,BAALC,C8orf56,ATP6V1C1,KB-1507C5.2,AZIN1,KLF10,ODF1,KB-1980E6.3,UBR5,RRM2B,NCALD,GRHL2,ZNF706,YWHAZ,PABPC1,SNX31,ANKRD46,RNF19A,SPAG1,POLR2K,FBXO43,RGS22,COX6C,VPS13B,OSR2,STK3,KCNS2,NIPAL2,POP1,HRSP12,C8orf47,RPL30,MATN2,LAPTM4B,MTDH,TSPYL5,AC010859.1,SDC2,KB-1448A5.1,PTDSS1,MTERFD1,UQCRB,GDF6,C8orf37,PLEKHF2,C8orf38,TP53INP1,CCNE2,INTS8,DPY19L4,ESRP1,AC023632.1,KIAA1429,RAD54B,GEM,CDH17,PDP1,TMEM67,C8orf39,RBM12B,FAM92A1,RP11-88J22.1,C8orf83,AC117834.1,RUNX1T1,SLC26A7,LRRC69,OTUD6B,TMEM55A,NECAB1,TMEM64,CALB1,DECR1,NBN,OSGIN2,RIPK2,MMP16,DCAF4L2,CNBD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49B,GSDMC,TMEM75,MYC,POU5F1B,FAM84B,TRIB1,NSMCE2,KIAA0196,SQLE,ZNF572,MTSS1,NDUFB9,TATDN1,RNF139,TRMT12,TMEM65,FER1L6,FAM91A1,ANXA13,KLHL38,FBXO32,WDYHV1,ATAD2,ZHX1,C8orf76,FAM83A,RP11-539E17.5,WDR67,DERL1,ZHX2,RP11-973F15.1,RP11-785H20.1,HAS2,SNTB1,MTBP,MRPL13,COL14A1,DEPTOR,DSCC1,TAF2,ENPP2,NOV,COLEC10,TNFRSF11B,SAMD12,AC023590.1,EXT1,MED30,SLC30A8,C8orf85,NCRNA00255,RAD21,UTP23,EIF3H,TRPS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AT,ST3GAL1,NDRG1,WISP1,TG,SLA,PHF20L1,TMEM71,LRRC6,KCNQ3,HHLA1,RP11-240B13.2,OC90,EFR3A,ADCY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AA1,EXOSC4,OPLAH,SPATC1,GRINA,PARP10,PLEC,EPPK1,NRBP2,PUF60,SCRIB,FAM83H,MAPK15,CCDC166,ZNF707,ZNF623,TSTA3,PYCRL,TIGD5,EEF1D,NAPRT1,C8orf73,GSDMD,ZC3H3,MAFA,RHPN1,TOP1MT,ZNF696,GLI4,ZFP41,GPIHBP1,LY6H,C8orf31,LY6E,CYP11B2,CYP11B1,GML,LY6D,LYNX1,LYPD2,SLURP1,C8orf55,LY6K,PSCA,ARC,BAI1,TSNARE1,AC138647.1,AC100803.1,PTP4A3,GPR20,RP11-10J21.3,SLC45A4,DENND3,PTK2,EIF2C2,CHRAC1,C8orf17,TRAPPC9,KCNK9,COL22A1,FAM135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orf150,TYRP1,PTPR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1,IZUMO3,ELAVL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GO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NF658,FAM75A3,AL353791.1,FAM74A1,FAM75A2,FAM75A1,CNTNAP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953854.2,AL162731.1,AL162731.2,FAM27E2,FAM27A,FAM27C,RP11-160N1.10,CNTNAP3B,FAM75A6,ANKRD20A3,FOXD4L2,CBWD7,ANKRD20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1-35N6.1,MURC,TMEFF1,C9orf30-TMEFF1,TEX10,INVS,ERP44,STX17,NR4A3,KRT8P1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P4B,C10orf108,DIP2C,ZMYND11,RP11-631M21.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A3,TAF3,ATP5C1,KIN,ITIH2,ITIH5,SFMBT2,PRKCQ,AL137145.1,AL137145.2,PFKFB3,RBM17,IL2RA,IL15RA,FBXO18,ANKRD16,GDI2,C10orf18,ASB13,CALML3,CALML5,NET1,TUBAL3,UCN3,AKR1C4,AKR1CL1,AKR1C3,AKR1C2,AKR1C1,AKR1E2,KLF6,PITRM1,PFKP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928580.1,TMEM236,STAM,PTPLA,ST8SIA6,VIM,TRDMT1,CUBN,RSU1,C1QL3,PTER,FAM188A,ITGA8,FAM171A1,NMT2,RPP38,C10orf111,ACBD7,OLAH,MEIG1,DCLRE1C,SUV39H2,HSPA14,CDNF,FAM107B,FRMD4A,PRPF18,BEND7,SEPHS1,AL138764.1,PHYH,UCMA,MCM10,OPTN,CCDC3,CAMK1D,CDC123,NUDT5,SEC61A2,DHTKD1,UPF2,C10orf47,ECHDC3,USP6NL,C10orf31,CELF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4K2A,SPAG6,BMI1,COMMD3,DNAJC1,MLLT10,C10orf140,C10orf114,C10orf113,NEB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HGAP21,KIAA1217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PTL,FZD8,GJD4,CCNY,CREM,CUL2,PARD3,NRP1,ITGB1,C10orf68,CCDC7,EPC1,KIF5B,ARHGAP12,AL117340.1,ZEB1,ZNF438,LYZL2,MAP3K8,MTPAP,KIAA1462,SVIL,LYZL1,C10orf126,BAMBI,WAC,MPP7,ARMC4,MKX,RAB18,PTCHD3,ACBD5,MASTL,YME1L1,ANKRD26,ABI1,PDSS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KG1,A1CF,ASAH2B,SGMS1,FAM21A,AGAP6,TIMM23,NCOA4,MSMB,AGAP7,TIMM23B,AGAP8,FAM21D,PARG,OGDHL,C10orf53,CHAT,SLC18A3,ERCC6,PGBD3,RP11-123B3.6,DRGX,C10orf71,C10orf128,FAM170B,VSTM4,WDFY4,LRRC18,ARHGAP22,MAPK8,FRMPD2,PTPN20C,FAM25C,PTPN20B,GDF10,GDF2,RBP3,ZNF488,ANXA8,AL591684.1,FAM25G,AGAP9,ASAH2C,FAM21B,ANXA8L2,AL603965.1,AGAP10,FAM25B,ANXA8L1,AL391137.1,PPYR1,GPRIN2,SYT15,FAM35B,PTPN20A,AGAP4,FAM21C,ANUBL1,MARCH8,ALOX5,OR13A1,ZNF22,C10orf25,C10orf10,RASSF4,TMEM72,CXCL12,C10orf136,ZNF32,ZNF485,ZNF239,ZNF487P,HNRNPF,FXYD4,RASGEF1A,CSGALNACT2,RET,BMS1,AL022344.6,ZNF33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KN2,ARID5B,C10orf107,TMEM26,RHOBTB1,CDK1,ANK3,C10orf40,CCDC6,SLC16A9,FAM13C,PHYHIPL,BICC1,TFAM,UBE2D1,CISD1,IPMK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K,AP3M1,VCL,PLAU,C10orf55,CAMK2G,NDST2,KIAA0913,CHCHD1,FUT11,SEC24C,C10orf102,AGAP5,SYNPO2L,MYOZ1,USP54,PPP3CB,ZMYND17,ANXA7,TTC18,MRPS16,C10orf103,DNAJC9,FAM149B1,ECD,NUDT13,P4HA1,PLA2G12B,OIT3,MCU,MICU1,DNAJB12,DDIT4,ANAPC16,ASCC1,SPOCK2,CHST3,PSAP,CDH23,C10orf54,C10orf105,SLC29A3,UNC5B,PCBD1,SGPL1,C10orf27,ADAMTS14,PRF1,KIAA1274,AC022532.1,NODAL,EIF4EBP2,LRRC20,NPFFR1,PPA1,SAR1A,TYSND1,AIFM2,H2AFY2,COL13A1,C10orf35,NEUROG3,TSPAN15,TACR2,HK1,HKDC1,SUPV3L1,VPS26A,SRGN,KIAA1279,DDX21,DDX50,STOX1,CCAR1,TET1,SLC25A16,DNA2,RUFY2,HNRNPH3,PBLD,ATOH7,MYPN,HERC4,SIRT1,DNAJC12,CTNNA3,LRRTM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IZ1,RPS24,POLR3A,AL391421.1,DLG5,KCNMA1,C10orf11,NCRNA00245,AC010997.1,ZNF50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G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5C2,CNNM2,AS3MT,C10orf32,CYP17A1,C10orf26,SFXN2,ARL3,TRIM8,SUFU,ACTR1A,TMEM180,C10orf95,CUEDC2,FBXL15,PSD,NFKB2,GBF1,PITX3,ELOVL3,NOLC1,PPRC1,LDB1,HPS6,C10orf76,KCNIP2,MGEA5,NPM3,FGF8,FBXW4,DPCD,POLL,BTRC,LBX1,TLX1,KAZALD1,SFXN3,PDZD7,LZTS2,MRPL43,SEMA4G,FAM178A,PAX2,HIF1AN,NDUFB8,SEC31B,WNT8B,SCD,PKD2L1,BLOC1S2,CWF19L1,CHUK,ERLIN1,CPN1,DNMBP,ABCC2,CUTC,COX15,ENTPD7,SLC25A28,NKX2-3,GOT1,CNNM1,HPSE2,HPS1,PYROXD2,LOXL4,C10orf28,CRTAC1,GOLGA7B,SFRP5,ZFYVE27,MARVELD1,AVPI1,PI4K2A,MORN4,HOGA1,C10orf62,RP11-548K23.11,ANKRD2,UBTD1,MMS19,ZDHHC16,EXOSC1,PGAM1,AL355490.1,RRP12,FRAT2,FRAT1,ARHGAP19,SLIT1,C10orf12,LCOR,PIK3AP1,TM9SF3,TLL2,OPALIN,DNTT,BLNK,CCNJ,CC2D2B,C10orf131,ENTPD1,TCTN3,ALDH18A1,RP11-476E15.3,SORBS1,PDLIM1,C10orf129,CYP2C8,CYP2C9,CYP2C19,CYP2C18,HELLS,TBC1D12,NOC3L,PLCE1,SLC35G1,LGI1,FRA10AC1,PDE6C,RBP4,O3FAR1,CEP55,MYOF,CYP26A1,CYP26C1,EXOC6,HHEX,KIF11,IDE,MARCH5,CPEB3,BTAF1,FGFBP3,TNKS2,PPP1R3C,HECTD2,PCGF5,ANKRD1,RPP30,HTR7,KIF20B,PANK1,SLC16A12,IFIT5,IFIT1,IFIT1B,IFIT3,IFIT2,LIPA,CH25H,FAS,ACTA2,STAMBPL1,ANKRD22,LIPM,LIPN,LIPK,LIPF,LIPJ,RNLS,PTEN,KLLN,ATAD1,PAPSS2,MINPP1,FAM22D,FAM22A,FAM35A,GLUD1,FAM25A,C10orf116,SNCG,MMRN2,BMPR1A,LDB3,OPN4,WAPAL,GRID1,FAM190B,RGR,LRIT1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CF7L2,VTI1A,ZDHHC6,ACSL5,TECTB,GPAM,ADRA2A,SHOC2,BBIP1,PDCD4,RBM20,SMC3,DUSP5,SMNDC1,MXI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I67,PTPRE,CLRN3,FOXI2,NPS,FAM196A,DOCK1,C10orf90,ADAM12,FANK1,DHX32,BCCIP,UROS,MMP21,AL158835.1,C10orf137,C10orf122,CTBP2,ZRANB1,FAM175B,METTL10,FAM53B,LHPP,NKX1-2,OAT,CHST15,CPXM2,GPR26,BUB3,HMX2,HMX3,ACADSB,IKZF5,PSTK,C10orf88,FAM24A,FAM24B,CUZD1,C10orf120,DMBT1,HTRA1,ARMS2,PLEKHA1,BTBD16,TACC2,NSMCE4A,ATE1,FGFR2,WDR11,C10orf85,PPAPDC1A,SEC23IP,MCMBP,INPP5F,BAG3,TIAL1,RGS10,GRK5,PRDX3,SFXN4,FAM45A,EIF3A,NANOS1,C10orf46,PRLHR,FAM204A,RAB11FIP2,AC005871.1,EMX2,PDZD8,SLC18A2,KCNK18,VAX1,KIAA1598,ENO4,HSPA12A,C10orf82,PNLIPRP2,PNLIPRP1,PNLIPRP3,C10orf96,GFRA1,ATRNL1,TRUB1,FAM160B1,ABLIM1,AFAP1L2,VW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IP3,PPP2R2D,AL450307.1,TCERG1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56A3,OR52E4,OR52E8,OR52E6,OR52N2,OR52N1,OR52N5,OR52N4,OR56B1,TRIM22,TRIM5,TRIM34,TRIM6,TRIM6-TRIM34,OR52B6,OR52H1,UBQLNL,UBQLN3,OR52D1,OR51I2,OR51I1,OR51Q1,OR51J1,OR51M1,OR51B6,OR51B5,OR51B2,OR51B4,HBE1,HBG2,HBG1,HBD,HBB,OR51V1,OR52A1,OR52A5,OR52A4,OR52E2,OR52J3,OR51L1,MMP26,OR51A2,OR51A4,OR51G1,OR51G2,OR51A7,OR51T1,OR51H1P,OR51S1,OR51F2,OR52R1,OR51F1,AC103710.1,OR51C1P,OR51E2,OR51E1,OR51D1,TRIM68,OR52I1,OR52I2,C11orf40,OR52M1,OR52K1,OR52K2,TRIM21,OR52B4,RRM1,STIM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X6,INSC,CALC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IP,GAS2,AC103801.2,FANCF,SLC17A6,ANO5,NELL1,SLC6A5,PRMT3,HTATIP2,DBX1,NAV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5A12,MUC15,ANO3,LUZP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5,MPPED2,C11orf46,FSHB,KCNA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RC4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RC55,OR5AK2,OR9G4,OR9G1,OR5AR1,OR5AP2,OR5M1,OR5M10,OR5M11,OR5M8,OR5M3,OR5M9,OR5R1,OR8U1,OR8J1,OR8K1,OR8K3,OR8H1,OR5T1,OR5T3,OR5T2,OR5J2,OR8K5,OR8J3,OR8H3,OR8H2,OR8I2,OR5AS1,OR5F1,OR10AG1,OR5I1,OR5W2,SPRYD5,OR5D16,OR5L2,OR5D18,OR5L1,OR5D14,OR5D13,OR4C6,OR4S2,OR4P4,OR4C11,OR4C16,OR4C15,OR4A15,OR4A16,TRIM48,OR4C46,OR4A5,OR4C12,OR4C13,FOLH1,TRIM64C,AC084851.1,OR4A47,OR4C5,OR4C3,OR4S1,OR4X1,OR4X2,OR4B1,PTPRJ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Z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DC90B,ANKRD42,PCF11,RAB30,C11orf82,PRCP,FAM181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D,PICALM,CCDC83,AP000974.1,SYTL2,CCDC89,CREBZF,TMEM126A,TMEM126B,DLG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36A4,MTNR1B,FAT3,RP11-201M22.1,CHORDC1,NAALAD2,TRIM49L2,TRIM64B,NOX4,TYR,GRM5,CTS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P1,C11orf70,KIAA1377,ANGPTL5,TRPC6,PGR,TMEM133,ARHGAP42,CNTN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CY1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M1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M3,IGSF9B,SPATA19,OPCM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8,PTPRO,RERG,PDE6H,ARHGDIB,ERP27,MGP,ART4,C12orf69,C12orf60,WBP11,H2AFJ,HIST4H4,GUCY2C,PLBD1,ATF7IP,GRIN2B,C12orf36,EMP1,GSG1,KIAA1467,HEBP1,GPRC5D,GPRC5A,DDX47,APOLD1,CDKN1B,GPR19,CREBL2,DUSP16,LOH12CR1,AC007621.1,MANSC1,LRP6,BCL2L14,ETV6,PRB2,PRB1,PRB4,PRB3,TAS2R42,TAS2R30,TAS2R43,TAS2R46,TAS2R31,TAS2R19,TAS2R20,TAS2R50,TAS2R14,PRH2,TAS2R13,PRH1,PRR4,TAS2R10,TAS2R9,TAS2R8,TAS2R7,CSDA,STYK1,MAGOHB,AC068775.1,KLRC1,KLRC2,KLRC3,RP11-277P12.6,KLRC4,KLRK1,KLRD1,GABARAPL1,C12orf59,OLR1,CLEC7A,CLEC1A,CLEC9A,CLEC12B,CLEC1B,CLEC12A,CLEC2A,KLRF2,CLEC2B,KLRF1,CD69,CLECL1,CLEC2D,KLRB1,PZP,A2M,KLRG1,M6PR,PHC1,A2ML1,RIMKLB,MFAP5,AICDA,CLEC4E,CLEC4D,CLEC6A,FAM90A1,ZNF705A,CLEC4A,NECAP1,C3AR1,FOXJ2,SLC2A3,NANOGP1,SLC2A14,NANOGNB,CLEC4C,DPPA3,GDF3,APOBEC1,CD163,CD163L1,ACSM4,PEX5,CLSTN3,RBP5,C1RL,C1S,LPCAT3,PHB2,PTPN6,C12orf57,ATN1,ENO2,LRRC23,SPSB2,TPI1,USP5,CDCA3,U47924.25,GNB3,LEPREL2,GPR162,CD4,LAG3,PTMS,MLF2,COPS7A,C12orf53,ZNF384,AC125494.1,ING4,ACRBP,LPAR5,CHD4,NOP2,IFFO1,GAPDH,NCAPD2,MRPL51,VAMP1,TAPBPL,CD27,LTBR,SCNN1A,TNFRSF1A,PLEKHG6,CD9,VWF,ANO2,NTF3,KCNA5,KCNA1,KCNA6,GALNT8,NDUFA9,AKAP3,DYRK4,RAD51AP1,C12orf4,FGF6,FGF23,CCND2,PARP11,EFCAB4B,PRMT8,TSPAN9,TEAD4,TULP3,C12orf32,FOXM1,AC005841.1,NRIP2,ITFG2,FKBP4,CACNA1C,DCP1B,LRTM2,CACNA2D4,ADIPOR2,WNT5B,FBXL14,ERC1,RAD52,WNK1,NINJ2,B4GALNT3,CCDC77,KDM5A,SLC6A13,SLC6A12,IQSEC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O1B7,SLCO1B3,RP11-545J16.1,SLCO1C1,PDE3A,AEBP2,PLEKHA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P2,YARS2,DNM1L,FGD4,BICD1,C12orf35,H3F3C,AMN1,METTL20,DENND5B,AC024940.1,FAM60A,DDX11,TSPAN11,CAPRIN2,IPO8,TMTC1,OVCH1,RP11-677C1.2,ERGIC2,FAR2,CCDC91,PTHLH,KLHDC5,MANSC4,MRPS35,REP15,PPFIBP1,C12orf70,ARNTL2,STK38L,C12orf71,MED21,TM7SF3,FGFR1OP2,C12orf11,ITPR2,SSPN,BHLHE41,RASSF8,IFLTD1,KRAS,LYRM5,CASC1,LRMP,C12orf77,BCAT1,SOX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KLE1,PPHLN1,ZCRB1,YAF2,GXYLT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X3,PIP4K2C,KIF5A,DCTN2,MBD6,DDIT3,MARS,ARHGAP9,GLI1,INHBE,INHBC,R3HDM2,STAC3,NDUFA4L2,SHMT2,NXPH4,LRP1,STAT6,NAB2,TMEM194A,MYO1A,ZBTB39,GPR182,RDH16,SDR9C7,HSD17B6,PRIM1,NACA,PTGES3,ATP5B,BAZ2A,RBMS2,GLS2,SPRYD4,MIP,TIMELESS,APOF,STAT2,IL23A,PAN2,CNPY2,RP11-977G19.10,CS,COQ10A,ANKRD52,SLC39A5,OBFC2B,RNF41,SMARCC2,MYL6,MYL6B,ESYT1,ZC3H10,RPL41,PA2G4,RP11-603J24.9,ERBB3,RPS26,IKZF4,SUOX,RAB5B,CDK2,PMEL,DGKA,WIBG,MMP19,DNAJC14,ORMDL2,SARNP,RP11-762I7.5,GDF11,CD63,RDH5,RP11-644F5.10,BLOC1S1,ITGA7,METTL7B,OR10P1,OR2AP1,OR6C4,OR6C68,OR6C70,OR6C2,OR6C76,OR6C65,OR6C75,OR6C3,OR6C1,OR6C74,OR10A7,OR9K2,NEUROD4,KIAA0748,MUCL1,DCD,LACRT,PPP1R1A,PDE1B,NCKAP1L,GTSF1,ITGA5,ZNF385A,GPR84,COPZ1,NFE2,HNRNPA1,CBX5,SMUG1,HOXC4,HOXC5,HOXC6,HOXC8,HOXC9,HOXC10,HOXC11,HOXC12,HOXC13,CALCOCO1,ATP5G2,ATF7,NPFF,TARBP2,MAP3K12,PCBP2,PRR13,AMHR2,SP1,SP7,AAAS,C12orf10,PFDN5,ESPL1,MFSD5,RARG,ITGB7,ZNF740,CSAD,SOAT2,IGFBP6,SPRYD3,TENC1,EIF4B,KRT18,KRT8,KRT78,KRT79,KRT4,KRT3,KRT76,KRT77,KRT2,KRT73,KRT72,KRT74,KRT71,KRT5,KRT6A,KRT6C,KRT6B,KRT75,KRT82,KRT84,KRT85,KRT83,AC021066.1,KRT81,KRT86,KRT80,C12orf44,NR4A1,GRASP,ACVR1B,ACVRL1,ANKRD33,SCN8A,SLC4A8,GALNT6,CELA1,BIN2,SMAGP,DAZAP2,POU6F1,TFCP2,CSRNP2,LETMD1,SLC11A2,HIGD1C,METTL7A,TMPRSS12,ATF1,DIP2B,LARP4,FAM186A,LIMA1,CERS5,AC074032.1,C12orf62,GPD1,SMARCD1,ACCN2,RACGAP1,AQP6,AQP5,AQP2,FAIM2,BCDIN3D,NCKAP5L,TMBIM6,FMNL3,PRPF40B,FAM186B,MCRS1,KCNH3,SPATS2,DNAJC22,C1QL4,TROAP,PRPH,TUBA1C,TUBA1A,TUBA1B,LMBR1L,DHH,RHEBL1,MLL2,PRKAG1,DDN,WNT1,WNT10B,ARF3,AC073610.1,FKBP11,AC073610.5,CCDC65,RND1,DDX23,CACNB3,ADCY6,RP11-579D7.1,CCNT1,C12orf41,LALBA,OR8S1,C12orf54,ANP32D,ZNF641,H1FNT,OR10AD1,C12orf68,ASB8,PFKM,SENP1,RP1-228P16.5,COL2A1,TMEM106C,VDR,HDAC7,SLC48A1,RAPGEF3,ENDOU,RPAP3,FAM113B,AMIGO2,SLC38A4,SLC38A2,SLC38A1,SCAF11,ARID2,ANO6,DBX2,NELL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orf61,MON2,USP15,FAM19A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P1,HELB,IRAK3,TMBIM4,LLPH,RP11-366L20.2,HMGA2,MSRB3,LEMD3,WIF1,TBC1D30,GNS,RASSF3,TBK1,XPOT,C12orf56,C12orf66,SRGAP1,TMEM5,DPY19L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PRB,KCNMB4,CNOT2,C12orf28,RAB3IP,BEST3,LRRC10,CCT2,FRS2,YEATS4,LYZ,CPSF6,CPM,MDM2,AC124890.1,SLC35E3,NUP107,RAP1B,MDM1,IL22,IL26,IFNG,DYRK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BPL8,BBS10,NAP1L1,PHLDA1,KRR1,GLIPR1,GLIPR1L2,GLIPR1L1,CAPS2,KCN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PRQ,OTOGL,PPP1R12A,PAWR,SYT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orf63,CDK17,ELK3,LTA4H,HAL,AMDHD1,CCDC38,SNRPF,RP11-536G4.1,NTN4,USP44,METAP2,RP11-167N24.6,VEZT,FGD6,NR2C1,NDUFA12,TMCC3,CCDC41,RP11-1105G2.3,PLXNC1,CRADD,SOCS2,MRPL42,UBE2N,NUDT4,RP11-511B23.3,EEA1,PLEKHG7,C12orf74,AC063949.1,CLLU1OS,BTG1,RP11-24B21.1,DCN,LUM,KERA,EPYC,C12orf12,ATP2B1,RP11-1109F11.4,GALNT4,POC1B,DUSP6,KITLG,TMTC3,CEP290,C12orf29,C12orf5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HX5,SDSL,RP11-303O9.2,PLBD2,SLC24A6,TPCN1,IQCD,C12orf52,DDX54,CCDC42B,RASAL1,DTX1,OAS2,OAS3,OAS1,RPH3A,PTPN11,RPL6,C12orf51,TRAFD1,NAA25,ERP29,TMEM116,MAPKAPK5,ALDH2,RP11-162P23.2,ACAD10,BRAP,ATXN2,SH2B3,FAM109A,CUX2,MYL2,CCDC63,PPP1CC,HVCN1,TCTN1,PPTC7,RAD9B,VPS29,C12orf24,GPN3,ARPC3,RP11-478C19.2,ANAPC7,ATP2A2,IFT81,C12orf76,ANKRD13A,GIT2,TCHP,GLTP,TRPV4,C12orf34,MVK,MMAB,UBE3B,KCTD10,MYO1H,FOXN4,ACACB,UNG,ALKBH2,USP30,SVOP,DAO,SSH1,CORO1C,SELPLG,TMEM119,ISCU,SART3,FICD,CMKLR1,WSCD2,ASCL4,PRDM4,PWP1,BTBD11,CRY1,MTERFD3,C12orf23,RIC8B,RFX4,RP11-144F15.1,POLR3B,TCP11L2,CKAP4,NUAK1,C12orf75,APPL2,KIAA1033,ALDH1L2,C12orf45,SLC41A2,CHST11,TXNRD1,EID3,NFYB,HCFC2,GLT8D2,TDG,C12orf73,HSP90B1,RP11-650K20.3,NT5DC3,STAB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R2,NOS1,FBXO21,TESC,FBXW8,HRK,RNFT2,C12orf49,MAP1LC3B2,MED13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OR2,FAM101A,ZNF664,CCDC92,DNAH10OS,ATP6V0A2,TCTN2,GTF2H3,EIF2B1,DDX55,TMED2,RILPL1,SNRNP35,RILPL2,SETD8,SBNO1,CDK2AP1,C12orf65,RP11-546D6.2,MPHOSPH9,PITPNM2,ARL6IP4,OGFOD2,ABCB9,VPS37B,HIP1R,CCDC62,DENR,HCAR1,HCAR3,HCAR2,KNTC1,RSRC2,ZCCHC8,CLIP1,VPS33A,DIABLO,B3GNT4,LRRC43,IL31,MLXIP,BCL7A,WDR66,PSMD9,RP11-87C12.2,HPD,SETD1B,RHOF,TMEM120B,MORN3,ORAI1,KDM2B,RNF34,ANAPC5,CAMKK2,P2RX4,P2RX7,OASL,C12orf43,HNF1A,AC069214.1,ACADS,UNC119B,MLEC,CABP1,POP5,RNF10,COQ5,DYNLL1,SRSF9,AL021546.1,TRIAP1,GATC,COX6A1,MSI1,PLA2G1B,SIRT4,PXN,RPLP0,GCN1L1,RAB35,CCDC64,CIT,RP1-127H14.3,PRKAB1,TMEM233,CCDC60,HSPB8,SRRM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XMP2,RP13-672B3.2,POLE,P2RX2,FBRSL1,GALNT9,NOC4L,DDX51,EP400NL,PUS1,ULK1,MMP17,SFSWAP,GPR133,RAN,STX2,RIMBP2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GF9,EFHA1,ZDHHC20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R2A,ESD,LRCH1,KIAA0226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R20E,PRR20D,PRR20C,PRR20B,PRR20A,OLFM4,PCDH8,LECT1,SUGT1,HNRNPA1L2,CKAP2,VPS3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DH20,TDRD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HL1,PCDH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C6,GPC5,SLITRK5,SLITRK6,SLITRK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10A2,ERCC5,BIVM,KDELC1,C13orf27,CCDC168,METTL21C,TPP2,FGF1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NFSF13B,ABHD13,LIG4,FAM155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K1,ATP4B,TFDP1,TMCO3,DCUN1D2,ADPRHL1,GRTP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XBP6,GZMB,GZMH,CTSG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CB,RP11-214N1.1,LRFN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GA2,RPL10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T16,SNAPC1,HIF1A,RP11-47I22.3,RP11-47I22.4,PRKCH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XN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1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11-322L20.1,FLRT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orf64,RP11-204N11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019441.3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RC28,TTC23,SYNM,PGPEP1L,IGF1R,FAM169B,ARRDC4,SPATA8,NR2F2,AC016251.1,MCTP2,RP11-326A13.2,RGMA,CHD2,FAM174B,C15orf32,ST8SIA2,SLCO3A1,SV2B,VPS33B,PRC1,RCCD1,UNC45A,HDDC3,MAN2A2,FES,FURIN,BLM,CRTC3,IQGAP1,ZNF774,GABARAPL3,AC091167.2,NGRN,TTLL13,C15orf58,CIB1,SEMA4B,IDH2,ZNF710,C15orf38,AP3S2,C15orf38-AP3S2,ANPEP,MESP2,MESP1,WDR93,PEX11A,PLIN1,KIF7,C15orf42,RHCG,POLG,FANCI,RLBP1,ABHD2,MFGE8,HAPLN3,ACAN,ISG20,AEN,DET1,MRPS11,MRPL46,NTRK3,AGBL1,KLHL25,AKAP13,AC044860.3,PDE8A,SLC28A1,ALPK3,ZNF592,SEC11A,NMB,WDR73,ZSCAN2,CSPG4P5,GOLGA6L4,ADAMTSL3,SH3GL3,BNC1,AC024270.1,TM6SF1,BTBD1,C15orf40,FAM103A1,HOMER2,WHAMM,FSD2,AP3B2,CPEB1,RPS17L,AC010724.2,AC010724.1,AC011295.1,AC126339.1,GOLGA6L9,GOLGA6L10,FAM154B,EFTUD1,MEX3B,TMC3,STARD5,IL16,C15orf26,MESDC1,MESDC2,KIAA1199,FAM108C1,ARNT2,FAH,ZFAND6,BCL2A1,AC015871.2,ST20,MTHFS,KIAA1024,TMED3,ANKRD34C,AC011944.1,RASGRF1,CTSH,MORF4L1,ADAMTS7,AC022748.1,CHRNB4,CHRNA3,CHRNA5,PSMA4,AGPHD1,IREB2,CRABP1,WDR61,DNAJA4,ACSBG1,IDH3A,CIB2,SH2D7,TBC1D2B,AC104758.1,LINGO1,HMG20A,AC087465.1,TSPAN3,PSTPIP1,RCN2,SCAPER,ISL2,ETFA,C15orf27,NRG4,FBXO22,UBE2Q2,AC019294.1,AC019294.2,AC019294.5,ODF3L1,AC105020.1,SNX33,IMP3,SNUPN,PTPN9,SIN3A,MAN2C1,NEIL1,COMMD4,GOLGA6D,GOLGA6C,C15orf39,PPCDC,SCAMP5,RPP25,COX5A,C15orf17,MPI,SCAMP2,ULK3,CPLX3,LMAN1L,CSK,CYP1A2,CYP1A1,EDC3,CLK3,ARID3B,UBL7,SEMA7A,CYP11A1,CCDC33,STRA6,ISLR,ISLR2,AC010931.1,GOLGA6A,PML,STOML1,LOXL1,TBC1D21,C15orf59,CD276,NPTN,C15orf60,HCN4,NEO1,ADPGK,BBS4,HIGD2B,GOLGA6B,ARIH1,TMEM202,HEXA,CELF6,PARP6,PKM2,GRAMD2,SENP8,MYO9A,NR2E3,THSD4,CT62,LRRC49,THAP10,LARP6,UACA,TLE3,RPLP1,KIF23,PAQR5,GLCE,NOX5,SPESP1,ANP32A,CORO2B,ITGA11,FEM1B,CLN6,CALML4,PIAS1,SKOR1,MAP2K5,C15orf61,IQCH,AAGAB,SMAD3,SMAD6,LCTL,ZWILCH,SNAPC5,MAP2K1,TIPIN,DIS3L,MEGF11,RAB11A,DENND4A,SLC24A1,C15orf44,PTPLAD1,DPP8,IGDCC4,IGDCC3,PARP16,CILP,CLPX,PDCD7,AC013553.1,KBTBD13,RASL12,MTFMT,SPG21,ANKDD1A,AC069368.3,PLEKHO2,PIF1,RBPMS2,OAZ2,ZNF609,TRIP4,KIAA0101,CSNK1G1,PPIB,SNX22,SNX1,FAM96A,DAPK2,HERC1,FBXL22,USP3,CA12,APH1B,RAB8B,RPS27L,LACTB,TPM1,TLN2,AC126323.1,C2CD4B,C2CD4A,VPS13C,RORA,NARG2,ANXA2,FOXB1,BNIP2,GTF2A2,GCNT3,FAM81A,LDHAL6B,MYO1E,CCNB2,RNF111,SLTM,FAM63B,AC091046.1,ADAM10,LIPC,AQP9,ALDH1A2,GRINL1A,GCOM1,CGNL1,TCF12,ZNF280D,MNS1,TEX9,RFX7,NEDD4,PRTG,PYGO1,DYX1C1,PIGB,RAB27A,RSL24D1,UNC13C,WDR72,ONECUT1,KIAA1370,ARPP19,MYO5A,MYO5C,GNB5,BCL2L10,MAPK6,LEO1,TMOD3,TMOD2,LYSMD2,SCG3,DMXL2,GLDN,CYP19A1,TNFAIP8L3,AP4E1,AC012100.1,TRPM7,USP50,USP8,GABPB1,HDC,SLC27A2,ATP8B4,DTWD1,FGF7,C15orf33,GALK2,COPS2,SECISBP2L,EID1,SHC4,CEP152,FBN1,DUT,SLC12A1,CTXN2,MYEF2,SLC24A5,SEMA6D,SQRDL,PLDN,SLC30A4,C15orf48,SPATA5L1,GATM,SLC28A2,SHF,DUOX1,DUOXA1,DUOXA2,DUOX2,SORD,C15orf43,TRIM69,B2M,PATL2,SPG11,EIF3J,AC009996.1,CTDSPL2,CASC4,FRMD5,WDR76,MFAP1,C15orf63,SERINC4,SERF2,ELL3,PDIA3,STRC,CKMT1A,PPIP5K1,CATSPER2,CKMT1B,MAP1A,TP53BP1,TUBGCP4,ZSCAN29,ADAL,LCMT2,TGM7,TGM5,EPB42,CCNDBP1,TMEM62,UBR1,TTBK2,CDAN1,STARD9,HAUS2,LRRC57,SNAP23,ZFP106,CAPN3,GANC,TMEM87A,VPS39,PLA2G4F,PLA2G4D,PLA2G4E,EHD4,AC020659.1,SPTBN5,JMJD7-PLA2G4B,MAPKBP1,MGA,TYRO3,RPAP1,LTK,ITPKA,RTF1,NDUFAF1,NUSAP1,OIP5,AC012652.1,EXD1,INO80,CHAC1,DLL4,VPS18,RHOV,SPINT1,PPP1R14D,ZFYVE19,C15orf62,DNAJC17,GCHFR,FAM82A2,RAD51,CASC5,RPUSD2,C15orf57,CHST14,BAHD1,IVD,C15orf23,DISP2,PHGR1,C15orf52,PLCB2,ANKRD63,PAK6,C15orf56,BUB1B,BMF,SRP14,EIF2AK4,GPR176,FSIP1,THBS1,C15orf54,C15orf53,RASGRP1,FAM98B,SPRED1,TMCO5A,MEIS2,C15orf41,ATPBD4,AC114546.1,ZNF770,ACTC1,GJD2,GOLGA8B,GOLGA8A,LPCAT4,C15orf55,NOP10,SLC12A6,TMEM85,C15orf29,PGBD4,C15orf24,CHRM5,AVEN,RYR3,AC090098.1,FMN1,GREM1,SCG5,ARHGAP11A,AC123768.3,RP11-632K20.1,FAM7A1,AC139426.2,RP13-395E19.1,CHRNA7,OTUD7A,KLF13,TRPM1,MTMR10,FAN1,ARHGAP11B,AC026150.1,AC019322.1,CHRFAM7A,AC135731.1,AC120045.3,FAM7A3,GOLGA8J,TJP1,NDNL2,FAM189A1,APBA2,AC055876.2,AC055876.1,AC138749.1,AC091304.2,HERC2,OCA2,GABRG3,GABRA5,GABRB3,ATP10A,UBE3A,SNRPN,SNURF,MAGEL2,MKRN3,GOLGA6L2,AC091565.1,GOLGA8IP,NIPA1,NIPA2,CYFIP1,TUBGCP5,AC116165.1,OR4N4,OR4M2,GOLGA6L6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L,UBN1,GLYR1,ROGDI,SEPT12,ZNF500,C16orf71,ANKS3,NUDT16L1,MGRN1,FAM100A,C16orf96,C16orf5,HMOX2,NMRAL1,DNAJA3,VASN,CORO7,PAM16,GLIS2,TFAP4,SRL,ADCY9,CREBBP,TRAP1,DNASE1,SLX4,NLRC3,CLUAP1,C16orf90,NAA60,ZNF597,ZNF174,ZNF434,MTRNR2L4,OR2C1,ZNF75A,TIGD7,ZNF263,MEFV,ZNF200,OR1F1,AC108134.2,ZNF213,ZNF205,ZSCAN10,IL32,MMP25,AC108134.1,CCDC64B,THOC6,HCFC1R1,TNFRSF12A,CLDN6,CLDN9,PKMYT1,PAQR4,KREMEN2,FLYWCH1,FLYWCH2,PRSS22,ZG16B,PRSS21,PRSS33,TCEB2,SRRM2,AC092117.1,PRSS27,KCTD5,AC141586.1,PDPK1,CEMP1,AMDHD2,ATP6V0C,TBC1D24,NTN3,C16orf59,CCNF,ABCA3,RNPS1,AC009065.1,ECI1,DNASE1L2,E4F1,PGP,C16orf79,MLST8,CASKIN1,TRAF7,RAB26,PKD1,TSC2,NTHL1,SLC9A3R2,NPW,ZNF598,SYNGR3,GFER,NOXO1,TBL3,RNF151,RPS2,NDUFB10,RPL3L,SEPX1,HS3ST6,C16orf73,FAHD1,HAGH,IGFALS,NUBP2,SPSB3,EME2,MRPS34,NME3,MAPK8IP3,HN1L,CRAMP1L,IFT140,TMEM204,TELO2,PTX4,CLCN7,CCDC154,C16orf91,UNKL,GNPTG,C16orf42,BAIAP3,UBE2I,AC120498.1,TPSD1,TPSAB1,TPSB2,TPSG1,CACNA1H,C1QTNF8,SSTR5,SOX8,AC009041.2,LMF1,PRR25,GNG13,CHTF18,RPUSD1,MSLNL,NARFL,HAGHL,CCDC78,FAM173A,METRN,FBXL16,WDR24,JMJD8,STUB1,RHBDL1,RHOT2,WDR90,FAM195A,Z84479.1,WFIKKN1,RAB40C,PIGQ,NHLRC4,C16orf11,SOLH,RAB11FIP3,DECR2,NME4,TMEM8A,MRPL28,AXIN1,PDIA2,ARHGDIG,RGS11,ITFG3,LUC7L,HBQ1,HBA1,HBA2,HBM,HBZ,NPRL3,MPG,RHBDF1,SNRNP25,POLR3K,WASH4P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PT1,RSL1D1,ZC3H7A,TXNDC11,SNN,LITAF,AC099489.1,RMI2,PRM1,PRM2,PRM3,TNP2,SOCS1,CLEC16A,DEXI,CIITA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PNL,MYH11,NDE1,KIAA0430,C16orf45,MPV17L,RP11-82O18.1,NPIPP1,RRN3,NTAN1,PDXDC1,NOMO1,RP11-719K4.2,RP11-719K4.1,PLA2G10,BFAR,PARN,MKL2,ERCC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3ST2,RP11-368J21.2,CDR2,POLR3E,EEF2K,SDR42E2,VWA3A,PDZD9,UQCRC2,RP11-645C24.1,OTOA,IGSF6,METTL9,NPIPL3,CRYM,ANKS4B,ZP2,TMEM159,DNAH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D3B7,SETD1A,ORAI3,FBXL19,CTF1,BCL7C,ZNF629,RNF40,C16orf93,PHKG2,SRCAP,FBRS,PRR14,ZNF689,ZNF785,ZNF688,ZNF764,ZNF747,ZNF768,ITGAL,SEPHS2,DCTPP1,ZNF771,ZNF48,SEPT1,MYLPF,TBC1D10B,CD2BP2,RP11-347C12.1,RP11-347C12.3,SULT1A3,SLX1A,BOLA2B,CORO1A,MAPK3,GDPD3,YPEL3,TBX6,PPP4C,ALDOA,FAM57B,C16orf92,DOC2A,INO80E,HIRIP3,TAOK2,TMEM219,KCTD13,ASPHD1,SEZ6L2,AC120114.1,CDIPT,MVP,C16orf53,PRRT2,AC009133.1,MAZ,KIF22,ZG16,C16orf54,QPRT,SPN,AC009086.1,RP11-231C14.4,RP11-345J4.3,SULT1A4,SLX1B,RP11-231C14.2,RUNDC2C,AC009093.1,CTB-134H23.2,LAT,SPNS1,NFATC2IP,CD19,RABEP2,ATP2A1,SH2B1,TUFM,ATXN2L,CTB-134H23.1,EIF3C,RP11-1348G14.2,SULT1A1,SULT1A2,CCDC101,NUPR1,IL27,APOBR,CLN3,NPIPL1,EIF3CL,RP11-57A19.3,SBK1,XPO6,GSG1L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NGB1,AC092118.1,KIFC3,KATNB1,CCDC135,GPR97,GPR56,GPR114,CCDC102A,DOK4,POLR2C,COQ9,CIAPIN1,CCL17,CX3CL1,CCL22,PLLP,ARL2BP,RSPRY1,FAM192A,CPNE2,NLRC5,CETP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IN,AC020763.1,VAC14,MTSS1L,IL34,SF3B3,COG4,FUK,ST3GAL2,DDX19A,DDX19B,AARS,EXOSC6,CLEC18C,PDPR,RP11-419C5.2,CLEC18A,WWP2,NOB1,NQO1,NFAT5,CYB5B,TERF2,TMED6,NIP7,PDF,COG8,VPS4A,SNTB2,CIRH1A,CHTF8,HAS3,TMCO7,CDH1,CDH3,ZFP90,SMPD3,PRMT7,SLC7A6OS,PLA2G15,ESRP2,NFATC3,DUS2L,DDX28,DPEP2,DPEP3,SLC12A4,LCAT,PSMB10,CTRL,PSKH1,NRN1L,EDC4,NUTF2,THAP11,CENPT,TSNAXIP1,RANBP10,GFOD2,C16orf86,C16orf48,PARD6A,ACD,RLTPR,CTCF,FAM65A,AGRP,ATP6V0D1,HSD11B2,ZDHHC1,TPPP3,LRRC36,KCTD19,PLEKHG4,SLC9A5,FHOD1,TMEM208,AC040160.1,LRRC29,ELMO3,E2F4,EXOC3L1,KIAA0895L,NOL3,HSF4,FBXL8,TRADD,B3GNT9,C16orf70,CBFB,CES4A,CES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DR59,FA2H,MLKL,RFWD3,GLG1,CLEC18B,NPIPL2,AC009053.1,PSMD7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DM7,AC133919.6,C16orf3,GAS8,DBNDD1,CENPBD1,DEF8,RP11-566K11.2,TUBB3,MC1R,TCF25,SPIRE2,FANCA,ZNF276,C16orf7,SPATA2L,CDK10,C16orf55,CHMP1A,DPEP1,CPNE7,RPL13,SPG7,ANKRD11,ZNF778,AC009113.1,CDH15,AC009113.2,ACSF3,AC092384.1,CBFA2T3,PABPN1L,TRAPPC2L,GALNS,APRT,CDT1,AC138028.1,FAM38A,CTU2,RNF166,SNAI3,MVD,CYBA,IL17C,ZC3H18,C16orf85,ZFPM1,ZNF469,AC134312.1,BANP,CA5A,SLC7A5,KLHDC4,AC010536.1,AC010536.2,JPH3,ZCCHC14,MAP1LC3B,FBXO31,C16orf95,FOXL1,FOXC2,MTHFSD,FOXF1,AC092327.1,IRF8,COX4I1,COX4NB,C16orf74,GINS2,KIAA0182,FAM92B,KIAA0513,ZDHHC7,CRISPLD2,USP10,KLHL36,COTL1,KIAA1609,ATP2C2,WFDC1,KCNG4,AC009123.1,ADAD2,TAF1C,DNAAF1,HSDL1,MBTPS1,SLC38A8,NECAB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OR1,AC002553.1,TTC19,ZSWIM7,ADORA2B,TBC1D26,ZNF286A,TRIM16,RP11-385D13.1,CDRT1,AC005838.1,FAM18B2,CDRT4,RP11-726O12.1,TEKT3,PMP22,AC005863.1,HS3ST3B1,CDRT15,COX10,HS3ST3A1,ELAC2,ARHGAP44,MYOCD,MAP2K4,ZNF18,DNAH9,SHISA6,PIRT,TMEM220,C17orf48,SCO1,MYH3,MYH2,AC005323.1,MYH1,MYH4,MYH8,MYH13,GAS7,RCVRN,GLP2R,AC027045.1,DHRS7C,USP43,WDR16,STX8,NTN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H2,CORO6,ANKRD13B,GIT1,TP53I13,ABHD15,TAOK1,NUFIP2,CRYBA1,MYO18A,TIAF1,PIPOX,SEZ6,PHF12,DHRS13,FLOT2,ERAL1,C17orf63,TRAF4,NEK8,TLCD1,RPL23A,RAB34,PROCA1,SUPT6H,SDF2,KIAA0100,AC005726.6,RP11-192H23.4,SPAG5,ALDOC,PIGS,UNC119,FOXN1,SLC13A2,SLC46A1,SARM1,AC002094.1,CTB-96E2.2,VTN,TMEM199,TNFAIP1,IFT20,TMEM97,NLK,C17orf108,NOS2,LGALS9,KSR1,WSB1,MTRNR2L1,FAM27L,C17orf51,KCNJ12,MAP2K3,TMEM11,DHRS7B,USP22,CCDC144NL,CDRT15L2,LGALS9B,FAM106B,CCDC144C,SPECC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M1,DHRS11,GGNBP2,PIGW,MYO19,ZNHIT3,TBC1D3G,TBC1D3H,CCL4L2,CCL3L1,TBC1D3C,CCL4L1,CCL3L3,TBC1D3B,CCL18,CCL23,CCL15,CCL14,CCL16,LYZL6,RDM1,CCL5,C17orf66,TAF15,MMP28,C17orf50,GAS2L2,RASL10B,AP2B1,PEX12,SLFN14,SLFN12L,SLFN13,SLFN11,SLFN5,SLC35G3,UNC45B,NLE1,FNDC8,RAD51D,RFFL,AC004223.1,LIG3,ZNF830,CCT6B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M1E,RAD51C,TEX14,C17orf47,SEPT4,MTMR4,HSF5,RNF43,SUPT4H1,BZRAP1,MPO,LPO,MKS1,EPX,OR4D2,OR4D1,DYNLL2,SRSF1,VEZF1,CUEDC1,MRPS23,AC007431.1,MSI2,AKAP1,SCPEP1,COIL,TRIM25,DGKE,C17orf67,NOG,ANKFN1,PCTP,TMEM100,MMD,HLF,STXBP4,COX11,TOM1L1,KIF2B,AC102948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1,CSH1,GH2,CSH2,SMARCD2,PSMC5,FTSJ3,DDX42,CCDC47,STRADA,LIMD2,MAP3K3,TACO1,DCAF7,KCNH6,ACE,CYB561,TAN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K3,AC040980.1,ACOX1,FBF1,MRPL38,TRIM65,TRIM47,WBP2,UNC13D,AC087289.1,UNK,H3F3B,GALK1,ITGB4,SAP30BP,RECQL5,C17orf110,C17orf109,MYO15B,LLGL2,TSEN54,CASKIN2,KIAA0195,GRB2,SLC25A19,MIF4GD,MRPS7,GGA3,NUP85,SUMO2,HN1,NT5C,ARMC7,SLC16A5,KCTD2,ATP5H,ICT1,CDR2L,C17orf28,OTOP3,OTOP2,USH1G,FADS6,FDXR,GRIN2C,TMEM104,NAT9,SLC9A3R1,RAB37,CD300LF,CD300E,C17orf77,CD300LD,CD300C,CD300LB,CD300A,GPRC5C,GPR142,BTBD17,KIF19,DNAI2,TTYH2,SDK2,CDC42EP4,CPSF4L,C17orf80,FAM104A,COG1,SSTR2,SLC39A11,SOX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KRD30B,POTEC,ZNF519,MC2R,MC5R,RNMT,C18orf19,CEP192,SEH1L,PTPN2,PSMG2,CEP76,AP005482.1,SPIRE1,SLMO1,AFG3L2,TUBB6,CIDEA,ANKRD62,AP002414.1,IMPA2,MPPE1,GNAL,CHMP1B,RP11-677O4.1,SLC35G4,FAM38B,NAPG,APCDD1,VAPA,TXNDC2,RAB31,PPP4R1,RALBP1,TWSG1,ANKRD12,NDUFV2,CCDC165,RAB12,AP001793.1,PTPRM,LRRC30,LAMA1,ARHGAP28,L3MBTL4,TMEM200C,EPB41L3,ZFP161,AP001496.1,C18orf42,AP005380.1,AP002478.1,DLGAP1,TGIF1,MYL12B,MYL12A,MYOM1,LPIN2,EMILIN2,SMCHD1,NDC80,METTL4,C18orf2,ADCYAP1,YES1,ENOSF1,TYMS,C18orf56,CLUL1,CETN1,COLEC12,THOC1,USP14,RP11-683L23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D6G,ADNP2,RBFA,TXNL4A,HSBP1L1,PQLC1,KCNG2,CTDP1,AC068473.1,NFATC1,ATP9B,SALL3,GALR1,MBP,ZNF236,RP11-17M16.1,ZNF516,C18orf62,TSHZ1,ZADH2,ZNF407,CNDP1,CNDP2,FAM69C,C18orf63,CYB5A,C18orf55,FBXO15,NETO1,CBLN2,SOCS6,RTTN,CD226,DOK6,CCDC102B,TMX3,DSEL,CDH19,CDH7,SERPINB8,HMSD,SERPINB10,SERPINB2,SERPINB7,SERPINB11,SERPINB3,SERPINB4,SERPINB13,SERPINB12,SERPINB5,VPS4B,KDSR,BCL2,AC015989.1,PHLPP1,ZCCHC2,TNFRSF11A,KIAA1468,PIGN,RNF152,CDH20,MC4R,PMAIP1,CCBE1,LMAN1,CPLX4,RAX,GRP,SEC11C,ZNF532,MALT1,ALPK2,NEDD4L,AC090324.1,ATP8B1,NARS,FECH,ONECUT2,ST8SIA3,AC100775.1,WDR7,TXNL1,AC006305.1,TCF4,CCDC68,RAB27B,C18orf26,C18orf54,STARD6,POLI,MBD2,DCC,AC109315.1,MEX3C,SMAD4,ELAC1,ME2,MRO,MAPK4,SKA1,CXXC1,MBD1,CCDC11,MYO5B,ACAA2,LIPG,RPL17,C18orf32,DYM,SMAD7,CTIF,ZBTB7C,SMAD2,SKOR2,IER3IP1,HDHD2,TCEB3B,TCEB3C,TCEB3CL,KATNAL2,PIAS2,ST8SIA5,LOXHD1,RNF165,C18orf25,HAUS1,ATP5A1,PSTPIP2,EPG5,SIGLEC15,SLC14A1,SLC14A2,SETBP1,SYT4,RIT2,PIK3C3,CELF4,KIAA1328,C18orf10,FHOD3,MOCOS,ELP2,SLC39A6,RPRD1A,C18orf21,GALNT1,INO80C,ZNF396,ZNF24,ZSCAN30,ZNF397,MAPRE2,DTNA,NOL4,ASXL3,C18orf34,AC012123.1,KLHL14,FAM59A,MEP1B,RNF138,RNF125,TRAPPC8,MCART2,B4GALT6,TTR,DSG2,DSG3,DSG4,DSG1,DSC1,DSC2,DSC3,CHST9,AQP4,KCTD1,TAF4B,PSMA8,SS18,ZNF521,HRH4,IMPACT,OSBPL1A,CABYR,TTC39C,LAMA3,ANKRD29,NPC1,C18orf8,RIOK3,C18orf4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FM2,PIN1,UBL5,FBXL12,ZNF846,ZNF812,ZNF562,ZNF561,ZNF121,ZNF426,ZNF560,ZNF266,ZNF177,ZNF559,ZNF699,OR7E24,AC006271.2,OR7D4,OR7D2,ZNF317,OR7G3,OR7G1,OR7G2,OR1M1,MUC16,MBD3L1,ZNF558,OR2Z1,ACTL9,ADAMTS10,MYO1F,ZNF414,PRAM1,HNRNPM,MARCH2,RAB11B,ANGPTL4,KANK3,RPS28,NDUFA7,CD320,CERS4,FBN3,CCL25,ELAVL1,TIMM4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F1,DNASE2,MAST1,RTBDN,RNASEH2A,PRDX2,JUNB,HOOK2,BEST2,ASNA1,C19orf43,TNPO2,FBXW9,DHPS,WDR83,C19orf56,MAN2B1,ZNF791,ZNF490,ZNF564,ZNF709,CTD-2192J16.17,ZNF443,ZNF799,ZNF442,ZNF563,ZNF136,AC022415.5,ZNF20,AC022415.1,ZNF788,ZNF844,ZNF878,AC022415.4,ZNF433,CTD-2006C1.2,ZNF763,ZNF700,ZNF6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4F2,OR10H1,OR10H5,AC011537.1,OR10H3,OR10H2,CYP4F12,CYP4F3,CYP4F8,CYP4F22,PGLYRP2,RASAL3,WIZ,AKAP8L,BRD4,EPHX3,NOTCH3,ILVBL,SYDE1,OR1I1,CASP14,CCDC105,SLC1A6,OR7C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NF254,ZNF726,RPSAP58,ZNF681,ZNF675,ZNF91,AC092329.1,ZNF724P,ZNF730,ZNF99,AC024563.1,AC011467.1,ZNF492,ZNF98,ZNF729,ZNF676,ZNF257,ZNF208,ZNF43,ZNF100,ZNF429,ZNF493,ZNF738,ZNF708,ZNF431,ZNF714,ZNF430,ZNF85,ZNF626,ZNF737,ZNF486,ZNF90,ZNF682,ZNF93,ZNF253,ZNF506,ZNF14,ZNF101,ATP13A1,GMIP,LPAR2,PBX4,CILP2,YJEFN3,CTC-260F20.3,NDUFA13,TSSK6,GATAD2A,AC092067.1,MAU2,SUGP1,TM6SF2,HAPLN4,NCAN,NR2C2AP,RFXANK,MEF2BNB,TMEM161A,SLC25A42,ARMC6,SUGP2,HOMER3,DDX49,COPE,CERS1,GDF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TIP,UBA2,PDCD2L,GPI,KIAA0355,LSM14A,RPS4XP21,KCTD15,CHST8,PEPD,CEBPG,CEBPA,SLC7A10,LRP3,WDR88,GPATCH1,RHPN2,C19orf40,CEP89,SLC7A9,TDRD12,NUDT19,RGS9BP,ANKRD27,PDCD5,DPY19L3,ZNF507,TSHZ3,ZNF536,C19orf2,CCNE1,C19orf12,PLEKHF1,POP4,VSTM2B,UQCRFS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NF793,ZNF570,ZNF569,ZNF527,HKR1,ZNF383,ZNF585B,ZNF585A,ZNF420,ZNF568,ZNF829,ZNF345,ZNF790,ZNF567,ZNF461,ZNF382,AC092295.7,ZNF529,ZNF260,ZNF566,ZFP82,ZFP14,ZNF146,ZNF565,COX7A1,CAPNS1,TBCB,POLR2I,AD001527.1,WDR62,THAP8,CLIP3,ALKBH6,C19orf46,SDHAF1,LRFN3,TYROBP,HCST,NFKBID,APLP1,KIRREL2,NPHS1,PRODH2,ARHGAP33,C19orf55,HSPB6,LIN37,PSENEN,U2AF1L4,IGFLR1,AD000671.1,ZBTB32,UPK1A,COX6B1,ETV2,RBM42,HAUS5,ATP4A,TMEM147,GAPDHS,SBSN,DMK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NF180,ZNF229,ZNF285,ZNF235,ZNF233,ZNF227,ZNF226,ZNF225,ZNF224,ZNF284,ZNF223,ZNF222,ZNF230,ZNF155,ZNF221,ZNF45,ZNF404,ZNF283,LYPD5,KCNN4,SMG9,IRGC,PLAUR,CADM4,SRRM5,ZNF428,ZNF576,IRGQ,L34079.1,XRCC1,ZNF575,ETHE1,PHLDB3,LYPD3,TEX101,AC005392.1,CD177,PSG9,PSG4,PSG5,PSG2,PSG11,PSG6,PSG8,PSG3,CEACAM8,CEACAM1,CXCL17,AC011497.1,LIPE,CNFN,MEGF8,TMEM145,PRR19,PAFAH1B3,CIC,ERF,AC006486.1,GSK3A,ZNF526,DEDD2,POU2F2,ZNF574,GRIK5,ATP1A3,RABAC1,ARHGEF1,CD79A,RPS19,DMRTC2,LYPD4,CEACAM3,CEACAM6,CEACAM5,CEACAM7,CEACAM4,CEACAM21,ATP5S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CAN18,ZNF135,CTD-2368P22.1,ZNF606,C19orf18,ZNF256,ZNF418,ZNF417,ZNF814,ZNF587,ZNF552,ZNF586,ZNF776,ZNF671,ZNF154,AC004017.1,ZNF551,ZSCAN4,ZNF211,ZNF134,ZNF530,ZIK1,ZNF416,AC003682.1,ZNF549,ZNF773,ZNF419,ZNF772,VN1R1,ZNF749,ZNF17,ZNF548,ZNF547,AC003002.1,ZNF304,ZNF543,ZNF460,ZNF805,AURKC,ZNF264,DUXA,ZIM3,USP29,ZIM2,ZNF835,ZNF71,ZNF470,ZFP28,ZNF471,AC004696.1,ZNF667,ZNF583,ZNF582,ZSCAN5A,ZSCAN5C,ZSCAN5B,GALP,AC024580.1,ZNF444,ZNF787,NLRP5,NLRP8,NLRP13,NLRP4,NLRP11,CTD-2611O12.3,CTD-2611O12.2,RFPL4A,NLRP9,EPN1,U2AF2,CCDC106,ZNF581,ZNF580,ZNF784,ZNF524,FIZ1,ZNF579,AC008735.15,SBK2,SSC5D,NAT14,ZNF628,ISOC2,SHISA7,UBE2S,RPL28,AC020922.1,TMEM190,IL11,FAM71E2,COX6B2,SUV420H2,TMEM150B,BRSK1,HSPBP1,PPP6R1,TMEM86B,PTPRH,SYT5,C19orf51,TNNI3,TNNT1,PPP1R12C,EPS8L1,RDH13,GP6,NLRP2,NLRP7,NCR1,FCAR,KIR3DL2,KIR3DL1,KIR2DL4,KIR2DL1,KIR2DL3,KIR3DL3,LILRB4,AC009892.10,LILRB1,LILRA1,LILRA2,KIR3DX1,LAIR2,CDC42EP5,LENG9,LENG8,TTYH1,LAIR1,LILRA4,LILRA5,LILRA3,LILRB2,LILRB5,LILRA6,LILRB3,RPS9,TSEN34,MBOAT7,TMC4,LENG1,CNOT3,PRPF31,TFPT,NDUFA3,OSCAR,TARM1,VSTM1,CACNG6,CACNG8,CACNG7,PRKCG,MYADM,NLRP12,DPRX,ZNF331,ZNF813,ZNF765,ZNF525,ZNF845,BIRC8,AC092070.1,VN1R4,VN1R2,ZNF677,ZNF665,ZNF347,ZNF415,ZNF160,ZNF816,ZNF321P,AC010487.1,ZNF320,ZNF468,ZNF28,ZNF600,ZNF611,AC022150.1,ZNF701,ZNF808,ZNF578,ZNF534,ZNF528,ZNF880,ZNF610,ZNF480,ZNF766,PPP2R1A,ZNF836,ZNF616,ZNF841,ZNF432,ZNF614,ZNF615,ZNF350,ZNF613,ZNF649,ZNF577,FPR3,FPR2,FPR1,HAS1,SIGLEC14,SIGLEC5,AC018755.11,ZNF175,SIGLEC6,SIGLEC12,CEACAM18,SIGLEC8,SIGLEC10,LIM2,NKG7,CLDND2,ETFB,VSIG10L,IGLON5,C19orf75,CD33,AC063977.1,SIGLEC7,SIGLEC9,CTU1,KLK14,KLK13,KLK12,KLK11,KLK10,KLK9,KLK8,KLK7,KLK6,KLK5,KLK4,KLK2,KLK3,KLK15,AC010325.1,C19orf48,ACPT,GPR32,CLEC11A,SHANK1,AC008743.7,SYT3,LRRC4B,ASPDH,JOSD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C23A2,RASSF2,PRNT,PRND,PRNP,ADRA1D,SMOX,RP11-352D3.2,RNF24,PANK2,MAVS,C20orf29,CDC25B,CENPB,SPEF1,C20orf27,HSPA12B,SIGLEC1,ADAM33,GFRA4,ATRN,C20orf194,SLC4A11,ITPA,DDRGK1,RP5-1187M17.10,FASTKD5,UBOX5,AVP,OXT,MRPS26,GNRH2,PTPRA,VPS16,FAM113A,RP5-860F19.6,AL035460.3,C20orf141,CPXM1,EBF4,IDH3B,NOP56,TMC2,ZNF343,SNRPB,TGM6,TGM3,STK35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X35,FAM83D,PPP1R16B,ACTR5,SLC32A1,ARHGAP40,ADIG,RALGAPB,LBP,BPI,KIAA1755,TGM2,RPRD1B,TTI1,VSTM2L,CTNNBL1,NNAT,BLCAP,SRC,MANBAL,GHRH,RPN2,C20orf132,RBL1,SAMHD1,C20orf118,KIAA0889,DSN1,NDRG3,SLA2,C20orf24,TGIF2,MYL9,DLGAP4,C20orf4,EPB41L1,C20orf152,SCAND1,PHF20,RBM39,ROMO1,NFS1,RBM12,CPNE1,SPAG4,ERGIC3,C20orf173,CEP250,GDF5,GDF5OS,UQCC,FAM83C,EIF6,MMP24,PROCR,EDEM2,TRPC4AP,MYH7B,GSS,ACSS2,GGT7,NCOA6,TP53INP2,PIGU,MAP1LC3A,DYNLRB1,ITCH,AHCY,ASIP,EIF2S2,RALY,CHMP4B,ZNF341,PXMP4,E2F1,C20orf134,C20orf144,NECAB3,CBFA2T2,SNT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P64,SALL4,ATP9A,NFATC2,KCNG1,MOCS3,DPM1,ADNP,BCAS4,PARD6B,FAM65C,PTPN1,CEBPB,TMEM189,UBE2V1,TMEM189-UBE2V1,SNAI1,RNF114,SPATA2,SLC9A8,B4GALT5,PTGIS,KCNB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MTD2,MYT1,NPBWR2,OPRL1,C20orf201,RGS19,TCEA2,SOX18,PRPF6,SAMD10,ZNF512B,UCKL1,DNAJC5,TPD52L2,ABHD16B,C20orf181,ZBTB46,SLC2A4RG,LIME1,ZGPAT,ARFRP1,TNFRSF6B,AL353715.1,STMN3,GMEB2,RP4-697K14.7,C20orf195,SRMS,PTK6,PPDPF,EEF1A2,KCNQ2,CHRNA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TE,CR381653.1,TEKT4P2,CR392039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J1,C21orf59,TCP10L,C21orf63,C21orf119,URB1,MRAP,MIS18A,HUNK,SCAF4,SOD1,TIAM1,KRTAP19-8,KRTAP11-1,KRTAP8-1,KRTAP21-1,KRTAP21-2,KRTAP21-3,KRTAP20-3,KRTAP20-2,KRTAP20-4,KRTAP20-1,KRTAP6-1,KRTAP22-1,KRTAP6-2,KRTAP6-3,KRTAP22-2,KRTAP19-7,KRTAP19-6,KRTAP19-5,KRTAP19-4,KRTAP19-3,KRTAP19-2,KRTAP19-1,KRTAP15-1,KRTAP13-4,KRTAP13-3,KRTAP13-1,KRTAP13-2,KRTAP23-1,KRTAP27-1,KRTAP26-1,KRTAP25-1,KRTAP24-1,CLDN8,CLDN17,NCRNA00258,GRIK1,BACH1,C21orf7,CCT8,USP16,RWDD2B,LTN1,N6AMT1,ADAMTS5,ADAMTS1,CYYR1,APP,GABPA,ATP5J,JAM2,MRPL39,NCAM2,TMPRSS15,CHODL,C21orf91,BTG3,CXADR,C21orf37,USP25,C21orf116,NRIP1,AF165138.7,SAMSN1,HSPA13,RBM11,LIPI,POTED,AL050302.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CAM,PCP4,IGSF5,B3GALT5,C21orf88,SH3BGR,LCA5L,WRB,HMGN1,NCRNA00257,BRWD1,PSMG1,ETS2,ERG,KCNJ15,DSCR8,DSCR4,KCNJ6,DYRK1A,DSCR3,TTC3,PIGP,DSCR6,HLCS,SIM2,CLDN14,CHAF1B,MORC3,DOPEY2,CBR3,CBR1,SETD4,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YN3,FBXO7,BPIFC,C22orf28,RFPL3-AS1,SLC5A4,RFPL2,C22orf42,SLC5A1,YWHAH,C22orf24,DEPDC5,PRR14L,PISD,SFI1,EIF4ENIF1,DRG1,AC005003.1,PATZ1,PIK3IP1,LIMK2,RNF185,PLA2G3,INPP5J,RP3-412A9.11,SMTN,MORC2,OSBP2,DUSP18,SLC35E4,TCN2,PES1,GAL3ST1,SEC14L6,SEC14L4,SEC14L3,MTFP1,RP4-539M6.19,SEC14L2,RNF215,CCDC157,SF3A1,TBC1D10A,RP1-130H16.18,GATSL3,OSM,LIF,HORMAD2,MTMR3,ASCC2,UQCR10,ZMAT5,CABP7,NIPSNAP1,THOC5,NEFH,RFPL1,AP1B1,RASL10A,GAS2L1,EWSR1,RHBDD3,EMID1,KREMEN1,C22orf31,ZNRF3,XBP1,CCDC117,HSCB,CHEK2,TTC28,PITPNB,MN1,CRYBA4,CRYBB1,TPST2,TFIP11,SRRD,HPS4,ASPHD2,SEZ6L,MYO18B,ADRBK2,LRP5L,CRYBB2,CRYBB3,KIAA1671,TMEM211,SGSM1,PIWIL3,GGT1,C22orf36,SNRPD3,C22orf13,UPB1,ADORA2A,C22orf45,KB-1896H10.1,SPECC1L,GGT5,SUSD2,CABIN1,GSTT1,GSTT2,DDT,DDTL,GSTT2B,AP000350.4,MIF,AP000350.10,SLC2A11,DERL3,SMARCB1,MMP11,CHCHD10,C22orf15,VPREB3,ZNF70,RGL4,C22orf43,IGLL1,BCR,RAB36,RTDR1,GNAZ,IGLL5,GGTLC2,POM121L1P,LL22NC03-63E9.3,PRAME,ZNF280A,ZNF280B,VPREB1,TOP3B,PPM1F,MAPK1,YPEL1,PPIL2,SDF2L1,CCDC116,YDJC,UBE2L3,RIMBP3C,HIC2,RIMBP3B,AP000552.1,GGT2,POM121L7,AC002472.13,SLC7A4,P2RX6,THAP7,LZTR1,AIFM3,CRKL,SNAP29,PI4KA,SERPIND1,AC007308.1,POM121L4P,MED15,KLHL22,SCARF2,ZNF74,USP41,GGTLC3,DGCR6L,RTN4R,AC007663.1,AC006547.14,ZDHHC8,RANBP1,TRMT2A,DGCR8,C22orf25,ARVCF,COMT,TXNRD2,C22orf29,GNB1L,TBX1,GP1BB,SEPT5,CLDN5,CDC45,UFD1L,C22orf39,MRPL40,HIRA,CLTCL1,SLC25A1,GSC2,TSSK2,DGCR14,DGCR2,PRODH,AC008103.1,AC008132.13,TUBA8,PEX26,MICAL3,XXbac-B461K10.4,BID,BCL2L13,ATP6V1E1,SLC25A18,CECR2,CECR1,CECR5,AC006946.15,CECR6,IL17RA,GAB4,XKR3,CCT8L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D4,CELSR1,TRMU,GTSE1,TTC38,PKDREJ,C22orf40,PPARA,MIRLET7BHG,C22orf26,WNT7B,ATXN10,FBLN1,RIBC2,SMC1B,FAM118A,UPK3A,KIAA0930,NUP50,PHF21B,ARHGAP8,PRR5,PRR5-ARHGAP8,NCRNA00207,LDOC1L,RP1-32I10.10,KIAA1644,PARVG,PARVB,SAMM50,PNPLA3,PNPLA5,SULT4A1,EFCAB6,MPPED1,SCUBE1,TTLL12,TSPO,MCAT,BIK,PACSIN2,ARFGAP3,A4GALT,ATP5L2,CYB5R3,POLDIP3,SERHL2,RRP7A,NFAM1,TCF20,CYP2D7P1,CYP2D6,NDUFA6,C22orf32,FAM109B,NAGA,WBP2NL,SEPT3,CENPM,TNFRSF13C,SHISA8,SREBF2,CCDC134,MEI1,C22orf46,NHP2L1,XRCC6,PPPDE2,PMM1,CSDC2,POLR3H,ACO2,PHF5A,TOB2,TEF,ZC3H7B,RANGAP1,CHADL,L3MBTL2,EP300,RBX1,XPNPEP3,DNAJB7,ST13,SLC25A17,MCHR1,MKL1,SGSM3,ADSL,TNRC6B,FAM83F,GRAP2,ENTHD1,CACNA1I,RPS19BP1,ATF4,SMCR7L,MGAT3,TAB1,SYNGR1,RPL3,AL031590.1,PDGFB,CBX7,APOBEC3H,APOBEC3G,APOBEC3F,APOBEC3D,APOBEC3C,APOBEC3B,APOBEC3A,CBX6,NPTXR,DNAL4,SUN2,GTPBP1,JOSD1,TOMM22,CBY1,RP1-199H16.5,DMC1,DDX17,KDELR3,KCNJ4,CSNK1E,TMEM184B,MAFF,PLA2G6,BAIAP2L2,SLC16A8,PICK1,POLR2F,SOX10,C22orf23,MICALL1,EIF3L,ANKRD54,GALR3,GCAT,H1F0,TRIOBP,Z83844.2,LGALS1,PDXP,SH3BP1,GGA1,LGALS2,CDC42EP1,CARD10,MFNG,ELFN2,CYTH4,RAC2,SSTR3,C1QTNF6,IL2RB,TMPRSS6,KCTD17,MPST,TST,C22orf33,CSF2RB,NCF4,PVALB,IFT27,CACNG2,EIF3D,FOXRED2,TXN2,MYH9,APOL1,APOL2,APOL4,APOL3,RBFOX2,APOL5,APOL6,RASD2,MCM5,HMOX1,TOM1,HMGXB4,ISX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6R2,FAM116B,PLXNB2,MAPK11,MAPK12,HDAC10,TUBGCP6,RP3-402G11.5,TRABD,PANX2,MOV10L1,MLC1,TTLL8,IL17REL,PIM3,CRELD2,ALG12,ZBED4,BRD1,C22orf3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HD1,VCX3A,NLGN4X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Xorf30,CXorf59,CXorf2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N,LAS1L,ZC3H12B,ZC4H2,MTMR8,ASB12,FAM123B,ARHGEF9,SPIN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D8,YIPF6,OPHN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X,FGF16,MAGEE1,CXorf26,MAGEE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X,RPS6KA6,CYLC1,POU3F4,SH3BGRL,HMGN5,BRWD3,FAM46D,TBX22,ITM2A,GPR174,P2RY10,LPAR4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HL4,DACH2,CHM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PH2,FAM133A,NAP1L3,PCDH11X,PABPC5,TGIF2LX,CPXCR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TL4,SRPX2,TSPAN6,TNMD,PCDH19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22D3,PRPS1,FRMPD3,CXorf41,NUP62CL,RBM41,MORC4,CLDN2,RIPPLY1,TBC1D8B,AL158821.1,RNF128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T,LHFPL1,ZCCHC16,TRPC5,ALG1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CCHC12,IL13RA1,DOCK11,WDR44,KLHL1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AP,THOC2,GRIA3,MRRFP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Xorf64,DCAF12L1,DCAF12L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DHHC9,SASH3,XPNPEP2,APLN,OCRL,SMARCA1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11C,MCF2,F9,SNURFL,FGF13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EC1,MAGEC3,SPANXD,SPANXA2,SPANXA1,SPANXC,LDOC1,SPANXB1,SPANXB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2,FMR1NB,CXorf1,SLITRK2,SPANXN1,UBE2NL,SPANXN2,SLITRK4,SPANXN3,SPANXN4,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T-CYB,MT-ND6,MT-ND5,MT-ND4,MT-ND4L,MT-ND3,MT-CO3,MT-ATP6,J01415.25,MT-CO2,MT-CO1,MT-ND2,MT-ND1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8:59.894526835</meta:creation-date>
    <dc:date>2024-04-04T15:40:04.197695097</dc:date>
    <meta:editing-duration>PT1M5S</meta:editing-duration>
    <meta:editing-cycles>1</meta:editing-cycles>
    <meta:generator>LibreOffice/7.3.7.2$Linux_X86_64 LibreOffice_project/30$Build-2</meta:generator>
    <meta:document-statistic meta:table-count="1" meta:cell-count="261" meta:object-count="0"/>
  </office:meta>
</office:document-meta>
</file>